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Normal_20__28_Web_29_">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3" style:family="paragraph" style:parent-style-name="Body_20_Text_20_First_20_Indent">
      <style:paragraph-properties fo:margin-left="0in" fo:margin-right="0in" fo:text-align="center" style:justify-single-word="false" fo:text-indent="0in" style:auto-text-indent="false"/>
    </style:style>
    <style:style style:name="P14"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17" style:family="paragraph" style:parent-style-name="Standard">
      <style:paragraph-properties fo:margin-left="0in" fo:margin-right="0in" fo:margin-top="0.1945in" fo:margin-bottom="0.1945in" fo:text-indent="0in" style:auto-text-indent="false"/>
    </style:style>
    <style:style style:name="P18" style:family="paragraph" style:parent-style-name="Text_20_body">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0" style:family="paragraph" style:parent-style-name="Text_20_body">
      <style:paragraph-properties fo:margin-left="0in" fo:margin-right="0in" fo:text-align="start" style:justify-single-word="false" fo:text-indent="0in" style:auto-text-indent="false"/>
    </style:style>
    <style:style style:name="P21" style:family="paragraph" style:parent-style-name="Text_20_body">
      <style:paragraph-properties fo:margin-left="0in" fo:margin-right="0in" fo:text-indent="0in" style:auto-text-indent="false"/>
      <style:text-properties fo:font-style="normal" style:font-style-asian="normal" style:font-style-complex="normal"/>
    </style:style>
    <style:style style:name="P22" style:family="paragraph" style:parent-style-name="Text_20_body">
      <style:paragraph-properties fo:margin-left="0in" fo:margin-right="0in" fo:text-indent="0in" style:auto-text-indent="false"/>
      <style:text-properties fo:font-style="italic" style:font-style-asian="italic" style:font-style-complex="italic"/>
    </style:style>
    <style:style style:name="P23"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24"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5" style:family="paragraph" style:parent-style-name="Text_20_body">
      <style:paragraph-properties fo:margin-left="0in" fo:margin-right="0in" fo:text-indent="0in" style:auto-text-indent="false"/>
      <style:text-properties fo:color="#000000"/>
    </style:style>
    <style:style style:name="P26"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27" style:family="paragraph" style:parent-style-name="Standard">
      <style:paragraph-properties fo:margin-left="0in" fo:margin-right="0in" fo:margin-top="0in" fo:margin-bottom="0.0799in" fo:text-indent="0in" style:auto-text-indent="false"/>
    </style:style>
    <style:style style:name="P28" style:family="paragraph" style:parent-style-name="Normal_20__28_Web_29_">
      <style:paragraph-properties fo:margin-left="0in" fo:margin-right="0in" fo:margin-top="0in" fo:margin-bottom="0.0799in" fo:text-indent="0in" style:auto-text-indent="false"/>
    </style:style>
    <style:style style:name="P2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0" style:family="paragraph" style:parent-style-name="Normal_20__28_Web_29_">
      <style:paragraph-properties fo:margin-left="0in" fo:margin-right="0in" fo:text-indent="0in" style:auto-text-indent="false"/>
    </style:style>
    <style:style style:name="P31" style:family="paragraph" style:parent-style-name="Text_20_body">
      <style:paragraph-properties fo:margin-left="0in" fo:margin-right="0in" fo:margin-top="0in" fo:margin-bottom="0.0598in" fo:text-indent="0in" style:auto-text-indent="false"/>
    </style:style>
    <style:style style:name="P32" style:family="paragraph" style:parent-style-name="Heading_20_2">
      <style:paragraph-properties fo:margin-left="0in" fo:margin-right="0in" fo:text-indent="0in" style:auto-text-indent="false"/>
    </style:style>
    <style:style style:name="P33" style:family="paragraph" style:parent-style-name="List_20_Continue">
      <style:paragraph-properties fo:margin-left="0in" fo:margin-right="0in" fo:text-indent="0in" style:auto-text-indent="false"/>
    </style:style>
    <style:style style:name="P34"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35" style:family="paragraph" style:parent-style-name="List_20_Continue">
      <style:paragraph-properties fo:margin-left="-0.5in" fo:margin-right="0in" fo:text-indent="0in" style:auto-text-indent="false"/>
    </style:style>
    <style:style style:name="P36" style:family="paragraph" style:parent-style-name="Text_20_body">
      <style:paragraph-properties fo:margin-left="1in" fo:margin-right="0in" fo:text-indent="0in" style:auto-text-indent="false"/>
      <style:text-properties fo:font-style="italic" style:font-style-asian="italic" style:font-style-complex="italic"/>
    </style:style>
    <style:style style:name="P37"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38" style:family="paragraph" style:parent-style-name="Text_20_body">
      <style:paragraph-properties fo:margin-left="1in" fo:margin-right="0in" fo:margin-top="0in" fo:margin-bottom="0in" fo:text-indent="0in" style:auto-text-indent="fals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fo:font-style="italic" style:font-style-asian="italic"/>
    </style:style>
    <style:style style:name="P41"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42"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3"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4"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45"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46"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47" style:family="paragraph" style:parent-style-name="Standard">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5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51" style:family="paragraph" style:parent-style-name="Text_20_body">
      <style:paragraph-properties fo:margin-left="0.5in" fo:margin-right="0in" fo:margin-top="0in" fo:margin-bottom="0in" fo:text-indent="0in" style:auto-text-indent="false"/>
    </style:style>
    <style:style style:name="P52"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53" style:family="paragraph" style:parent-style-name="Standard">
      <style:paragraph-properties fo:margin-left="0.5in" fo:margin-right="0in" fo:margin-top="0in" fo:margin-bottom="0.0799in" fo:text-indent="0in" style:auto-text-indent="false"/>
    </style:style>
    <style:style style:name="P54"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55" style:family="paragraph" style:parent-style-name="Date">
      <style:paragraph-properties fo:margin-left="2.5in" fo:margin-right="0in" fo:text-indent="0in" style:auto-text-indent="false"/>
    </style:style>
    <style:style style:name="P56" style:family="paragraph" style:parent-style-name="List_20_Number_20_4">
      <style:paragraph-properties fo:margin-left="-1in" fo:margin-right="0in" fo:text-indent="0in" style:auto-text-indent="false"/>
    </style:style>
    <style:style style:name="P57" style:family="paragraph" style:parent-style-name="Standard">
      <style:paragraph-properties fo:margin-left="-1in" fo:margin-right="0in" fo:text-indent="0in" style:auto-text-indent="false"/>
    </style:style>
    <style:style style:name="P58"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59"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60" style:family="paragraph" style:parent-style-name="Standard">
      <style:paragraph-properties fo:margin-top="0in" fo:margin-bottom="0.0799in"/>
    </style:style>
    <style:style style:name="P61" style:family="paragraph" style:parent-style-name="Standard">
      <style:paragraph-properties fo:margin-top="0in" fo:margin-bottom="0.0799in"/>
      <style:text-properties fo:color="#000000" fo:font-weight="normal" style:font-weight-asian="normal" style:font-weight-complex="normal"/>
    </style:style>
    <style:style style:name="P62" style:family="paragraph" style:parent-style-name="Standard">
      <style:paragraph-properties fo:margin-top="0in" fo:margin-bottom="0in" style:text-autospace="none"/>
      <style:text-properties fo:color="#0000ff"/>
    </style:style>
    <style:style style:name="P63"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65" style:family="paragraph" style:parent-style-name="Standard">
      <style:paragraph-properties fo:margin-left="-0.5in" fo:margin-right="0in" fo:margin-top="0.1945in" fo:margin-bottom="0.1945in" fo:text-indent="0.5in" style:auto-text-indent="false"/>
    </style:style>
    <style:style style:name="P66"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text-properties fo:font-size="10.5pt" fo:font-style="italic" style:font-style-asian="italic" style:font-style-complex="italic"/>
    </style:style>
    <style:style style:name="P68" style:family="paragraph" style:parent-style-name="Text_20_body">
      <style:text-properties fo:font-style="normal" fo:font-weight="normal" style:font-style-asian="normal" style:font-weight-asian="normal" style:font-style-complex="normal" style:font-weight-complex="normal"/>
    </style:style>
    <style:style style:name="P69" style:family="paragraph" style:parent-style-name="Text_20_body">
      <style:text-properties fo:color="#000000"/>
    </style:style>
    <style:style style:name="P70" style:family="paragraph" style:parent-style-name="Text_20_body">
      <style:text-properties style:font-name="TimesNewRomanPSMT" fo:font-size="12pt" style:font-name-asian="TimesNewRomanPSMT" style:font-size-asian="12pt" style:font-name-complex="TimesNewRomanPSMT" style:font-size-complex="12pt"/>
    </style:style>
    <style:style style:name="P71" style:family="paragraph" style:parent-style-name="Text_20_body">
      <style:text-properties fo:font-size="12pt" fo:font-style="normal" style:font-size-asian="12pt" style:font-style-asian="normal" style:font-size-complex="12pt" style:font-style-complex="normal"/>
    </style:style>
    <style:style style:name="P72" style:family="paragraph" style:parent-style-name="Code">
      <style:text-properties style:font-name="Times New Roman" fo:font-size="12pt" style:font-size-asian="12pt" style:font-size-complex="12pt"/>
    </style:style>
    <style:style style:name="P73" style:family="paragraph" style:parent-style-name="Code">
      <style:paragraph-properties fo:margin-left="0.5in" fo:margin-right="0in" fo:text-indent="-0.2201in" style:auto-text-indent="false"/>
      <style:text-properties fo:font-style="italic" style:font-style-asian="italic" style:font-style-complex="italic"/>
    </style:style>
    <style:style style:name="P7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5" style:family="paragraph" style:parent-style-name="Contents_20_2">
      <style:paragraph-properties>
        <style:tab-stops>
          <style:tab-stop style:position="5.5252in" style:type="right" style:leader-style="dotted" style:leader-text="."/>
        </style:tab-stops>
      </style:paragraph-properties>
    </style:style>
    <style:style style:name="P76" style:family="paragraph" style:parent-style-name="Contents_20_3">
      <style:paragraph-properties>
        <style:tab-stops>
          <style:tab-stop style:position="5.3583in" style:type="right" style:leader-style="dotted" style:leader-text="."/>
        </style:tab-stops>
      </style:paragraph-properties>
    </style:style>
    <style:style style:name="P77" style:family="paragraph" style:parent-style-name="Standard" style:list-style-name="L2"/>
    <style:style style:name="P78" style:family="paragraph" style:parent-style-name="Standard" style:list-style-name="L2"/>
    <style:style style:name="P79" style:family="paragraph" style:parent-style-name="Standard" style:list-style-name="L2"/>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Standard" style:list-style-name="L2"/>
    <style:style style:name="P84" style:family="paragraph" style:parent-style-name="Standard" style:list-style-name="L8">
      <style:text-properties fo:font-weight="bold" style:font-weight-asian="bold" style:font-weight-complex="bold"/>
    </style:style>
    <style:style style:name="P85" style:family="paragraph" style:parent-style-name="Standard" style:list-style-name="L8"/>
    <style:style style:name="P86" style:family="paragraph" style:parent-style-name="Standard" style:list-style-name="L8"/>
    <style:style style:name="P87" style:family="paragraph" style:parent-style-name="Standard" style:list-style-name="L9"/>
    <style:style style:name="P88" style:family="paragraph" style:parent-style-name="Standard" style:list-style-name="L14">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9" style:family="paragraph" style:parent-style-name="Standard" style:list-style-name="L14">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0" style:family="paragraph" style:parent-style-name="Standard" style:list-style-name="L14">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1" style:family="paragraph" style:parent-style-name="Standard" style:list-style-name="L14">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92" style:family="paragraph" style:parent-style-name="Standard" style:list-style-name="L15"/>
    <style:style style:name="P93" style:family="paragraph" style:parent-style-name="Standard" style:list-style-name="L15"/>
    <style:style style:name="P94" style:family="paragraph" style:parent-style-name="Standard" style:list-style-name="L15"/>
    <style:style style:name="P95" style:family="paragraph" style:parent-style-name="Standard" style:list-style-name="L16"/>
    <style:style style:name="P96" style:family="paragraph" style:parent-style-name="Standard" style:list-style-name="L17"/>
    <style:style style:name="P97" style:family="paragraph" style:parent-style-name="Standard" style:list-style-name="L17"/>
    <style:style style:name="P98" style:family="paragraph" style:parent-style-name="Standard" style:list-style-name="L2"/>
    <style:style style:name="P99" style:family="paragraph" style:parent-style-name="Standard">
      <style:text-properties style:text-underline-style="solid" style:text-underline-width="auto" style:text-underline-color="font-color"/>
    </style:style>
    <style:style style:name="P100" style:family="paragraph" style:parent-style-name="Standard" style:list-style-name="L20"/>
    <style:style style:name="P101" style:family="paragraph" style:parent-style-name="Standard" style:list-style-name="L20"/>
    <style:style style:name="P102" style:family="paragraph" style:parent-style-name="Standard" style:list-style-name="L20"/>
    <style:style style:name="P103" style:family="paragraph" style:parent-style-name="Standard">
      <style:text-properties fo:font-style="italic" style:font-style-asian="italic" style:font-style-complex="italic"/>
    </style:style>
    <style:style style:name="P104" style:family="paragraph" style:parent-style-name="Standard">
      <style:text-properties fo:font-style="normal" style:font-style-asian="normal" style:font-style-complex="normal"/>
    </style:style>
    <style:style style:name="P105" style:family="paragraph" style:parent-style-name="Standard" style:list-style-name="L1">
      <style:paragraph-properties fo:margin-left="0in" fo:margin-right="0in" fo:margin-top="0in" fo:margin-bottom="0.0799in" fo:text-indent="0in" style:auto-text-indent="false"/>
    </style:style>
    <style:style style:name="P106"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07" style:family="paragraph" style:parent-style-name="Standard" style:list-style-name="L10">
      <style:paragraph-properties fo:margin-left="0in" fo:margin-right="0in" fo:margin-top="0in" fo:margin-bottom="0.0799in" fo:text-indent="0in" style:auto-text-indent="false"/>
    </style:style>
    <style:style style:name="P108" style:family="paragraph" style:parent-style-name="Standard" style:list-style-name="L10">
      <style:paragraph-properties fo:margin-left="0in" fo:margin-right="0in" fo:margin-top="0in" fo:margin-bottom="0.0799in" fo:text-indent="0in" style:auto-text-indent="false"/>
    </style:style>
    <style:style style:name="P109" style:family="paragraph" style:parent-style-name="Standard" style:list-style-name="L10">
      <style:paragraph-properties fo:margin-left="0in" fo:margin-right="0in" fo:margin-top="0in" fo:margin-bottom="0.0799in" fo:text-indent="0in" style:auto-text-indent="false"/>
    </style:style>
    <style:style style:name="P110" style:family="paragraph" style:parent-style-name="Standard" style:list-style-name="L10">
      <style:paragraph-properties fo:margin-left="0in" fo:margin-right="0in" fo:margin-top="0in" fo:margin-bottom="0.0799in" fo:text-indent="0in" style:auto-text-indent="false"/>
    </style:style>
    <style:style style:name="P111" style:family="paragraph" style:parent-style-name="Standard" style:list-style-name="L3">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12" style:family="paragraph" style:parent-style-name="Standard">
      <style:paragraph-properties fo:margin-left="0in" fo:margin-right="0in" fo:text-indent="0in" style:auto-text-indent="false"/>
      <style:text-properties fo:font-style="normal" style:font-style-asian="normal" style:font-style-complex="normal"/>
    </style:style>
    <style:style style:name="P11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114" style:family="paragraph" style:parent-style-name="Standard" style:list-style-name="L11">
      <style:paragraph-properties fo:margin-left="0.5in" fo:margin-right="0in" fo:margin-top="0in" fo:margin-bottom="0.0799in" fo:text-indent="0in" style:auto-text-indent="false"/>
    </style:style>
    <style:style style:name="P115" style:family="paragraph" style:parent-style-name="Standard" style:list-style-name="L11">
      <style:paragraph-properties fo:margin-left="0.5in" fo:margin-right="0in" fo:margin-top="0in" fo:margin-bottom="0.0799in" fo:text-indent="0in" style:auto-text-indent="false"/>
    </style:style>
    <style:style style:name="P116"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117" style:family="paragraph" style:parent-style-name="Standard">
      <style:paragraph-properties fo:margin-left="0.5in" fo:margin-right="0in" fo:text-indent="0in" style:auto-text-indent="false"/>
      <style:text-properties fo:font-style="italic" style:font-style-asian="italic" style:font-style-complex="italic"/>
    </style:style>
    <style:style style:name="P118"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119" style:family="paragraph" style:parent-style-name="Text_20_body">
      <style:text-properties style:font-name="Tms Rmn"/>
    </style:style>
    <style:style style:name="P120" style:family="paragraph" style:parent-style-name="Text_20_body" style:list-style-name="WW8Num33">
      <style:paragraph-properties fo:margin-left="-0.5in" fo:margin-right="0in" fo:text-indent="0in" style:auto-text-indent="false"/>
    </style:style>
    <style:style style:name="P121" style:family="paragraph" style:parent-style-name="Text_20_body" style:list-style-name="WW8Num33">
      <style:paragraph-properties fo:margin-left="-0.5in" fo:margin-right="0in" fo:text-indent="0in" style:auto-text-indent="false"/>
    </style:style>
    <style:style style:name="P122" style:family="paragraph" style:parent-style-name="Text_20_body" style:list-style-name="WW8Num33">
      <style:paragraph-properties fo:margin-left="-0.5in" fo:margin-right="0in" fo:text-indent="0in" style:auto-text-indent="false"/>
    </style:style>
    <style:style style:name="P123" style:family="paragraph" style:parent-style-name="Text_20_body" style:list-style-name="WW8Num33">
      <style:paragraph-properties fo:margin-left="-0.5in" fo:margin-right="0in" fo:text-indent="0in" style:auto-text-indent="false"/>
    </style:style>
    <style:style style:name="P124" style:family="paragraph" style:parent-style-name="Text_20_body" style:list-style-name="WW8Num33">
      <style:paragraph-properties fo:margin-left="-0.5in" fo:margin-right="0in" fo:text-indent="0in" style:auto-text-indent="false"/>
    </style:style>
    <style:style style:name="P125" style:family="paragraph" style:parent-style-name="Text_20_body" style:list-style-name="WW8Num33">
      <style:paragraph-properties fo:margin-left="-0.5in" fo:margin-right="0in" fo:text-indent="0in" style:auto-text-indent="false"/>
    </style:style>
    <style:style style:name="P126" style:family="paragraph" style:parent-style-name="Text_20_body">
      <style:paragraph-properties fo:margin-left="0in" fo:margin-right="0in" fo:text-indent="0in" style:auto-text-indent="false"/>
    </style:style>
    <style:style style:name="P12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2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2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30" style:family="paragraph" style:parent-style-name="Text_20_body" style:list-style-name="WW8Num33">
      <style:paragraph-properties fo:margin-left="0in" fo:margin-right="0in" fo:text-indent="0in" style:auto-text-indent="false"/>
    </style:style>
    <style:style style:name="P131" style:family="paragraph" style:parent-style-name="Text_20_body" style:list-style-name="WW8Num33">
      <style:paragraph-properties fo:margin-left="0in" fo:margin-right="0in" fo:text-indent="0in" style:auto-text-indent="false"/>
    </style:style>
    <style:style style:name="P132"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33" style:family="paragraph" style:parent-style-name="Text_20_body">
      <style:paragraph-properties fo:margin-left="0in" fo:margin-right="0in" fo:text-indent="0in" style:auto-text-indent="false"/>
      <style:text-properties fo:font-weight="bold" style:font-weight-asian="bold" style:font-weight-complex="bold"/>
    </style:style>
    <style:style style:name="P134" style:family="paragraph" style:parent-style-name="Text_20_body" style:list-style-name="L12">
      <style:paragraph-properties fo:margin-left="0.5in" fo:margin-right="0in" fo:margin-top="0in" fo:margin-bottom="0in" fo:text-indent="0in" style:auto-text-indent="false"/>
    </style:style>
    <style:style style:name="P135" style:family="paragraph" style:parent-style-name="Text_20_body" style:list-style-name="L12">
      <style:paragraph-properties fo:margin-left="0.5in" fo:margin-right="0in" fo:margin-top="0in" fo:margin-bottom="0in" fo:text-indent="0in" style:auto-text-indent="false"/>
    </style:style>
    <style:style style:name="P136" style:family="paragraph" style:parent-style-name="Text_20_body" style:list-style-name="L12">
      <style:paragraph-properties fo:margin-left="0.5in" fo:margin-right="0in" fo:margin-top="0in" fo:margin-bottom="0in" fo:text-indent="0in" style:auto-text-indent="false"/>
    </style:style>
    <style:style style:name="P137" style:family="paragraph" style:parent-style-name="Text_20_body" style:list-style-name="L18">
      <style:paragraph-properties fo:margin-left="0.5in" fo:margin-right="0in" fo:margin-top="0in" fo:margin-bottom="0in" fo:text-indent="0in" style:auto-text-indent="false"/>
    </style:style>
    <style:style style:name="P138" style:family="paragraph" style:parent-style-name="Text_20_body" style:list-style-name="L18">
      <style:paragraph-properties fo:margin-left="0.5in" fo:margin-right="0in" fo:margin-top="0in" fo:margin-bottom="0in" fo:text-indent="0in" style:auto-text-indent="false"/>
    </style:style>
    <style:style style:name="P139" style:family="paragraph" style:parent-style-name="Text_20_body" style:list-style-name="L18">
      <style:paragraph-properties fo:margin-left="0.5in" fo:margin-right="0in" fo:margin-top="0in" fo:margin-bottom="0in" fo:text-indent="0in" style:auto-text-indent="false"/>
    </style:style>
    <style:style style:name="P140" style:family="paragraph" style:parent-style-name="Text_20_body" style:list-style-name="L18">
      <style:paragraph-properties fo:margin-left="0.5in" fo:margin-right="0in" fo:margin-top="0in" fo:margin-bottom="0in" fo:text-indent="0in" style:auto-text-indent="false"/>
    </style:style>
    <style:style style:name="P141" style:family="paragraph" style:parent-style-name="Text_20_body" style:list-style-name="L12">
      <style:paragraph-properties fo:margin-left="0.5in" fo:margin-right="0in" fo:margin-top="0in" fo:margin-bottom="0in" fo:text-indent="0in" style:auto-text-indent="false"/>
    </style:style>
    <style:style style:name="P142" style:family="paragraph" style:parent-style-name="Text_20_body" style:list-style-name="L12">
      <style:paragraph-properties fo:margin-left="0.5in" fo:margin-right="0in" fo:text-indent="0in" style:auto-text-indent="false"/>
    </style:style>
    <style:style style:name="P143" style:family="paragraph" style:parent-style-name="Text_20_body" style:list-style-name="L12">
      <style:paragraph-properties fo:margin-left="0.5in" fo:margin-right="0in" fo:text-indent="0in" style:auto-text-indent="false"/>
    </style:style>
    <style:style style:name="P144" style:family="paragraph" style:parent-style-name="Text_20_body" style:list-style-name="L18">
      <style:paragraph-properties fo:margin-left="0.5in" fo:margin-right="0in" fo:text-indent="0in" style:auto-text-indent="false"/>
    </style:style>
    <style:style style:name="P145" style:family="paragraph" style:parent-style-name="Text_20_body" style:list-style-name="L18">
      <style:paragraph-properties fo:margin-left="0.5in" fo:margin-right="0in" fo:text-indent="0in" style:auto-text-indent="false"/>
    </style:style>
    <style:style style:name="P14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147" style:family="paragraph" style:parent-style-name="Text_20_body" style:list-style-name="L12">
      <style:paragraph-properties fo:margin-left="1in" fo:margin-right="0in" fo:margin-top="0in" fo:margin-bottom="0in" fo:text-indent="0in" style:auto-text-indent="false"/>
    </style:style>
    <style:style style:name="P148" style:family="paragraph" style:parent-style-name="Text_20_body" style:list-style-name="L12">
      <style:paragraph-properties fo:margin-left="1in" fo:margin-right="0in" fo:margin-top="0in" fo:margin-bottom="0in" fo:text-indent="0in" style:auto-text-indent="false"/>
    </style:style>
    <style:style style:name="P149" style:family="paragraph" style:parent-style-name="Text_20_body" style:list-style-name="L12">
      <style:paragraph-properties fo:margin-left="1in" fo:margin-right="0in" fo:margin-top="0in" fo:margin-bottom="0in" fo:text-indent="0in" style:auto-text-indent="false"/>
    </style:style>
    <style:style style:name="P150" style:family="paragraph" style:parent-style-name="Text_20_body" style:list-style-name="L12">
      <style:paragraph-properties fo:margin-left="1in" fo:margin-right="0in" fo:margin-top="0in" fo:margin-bottom="0in" fo:text-indent="0in" style:auto-text-indent="false"/>
    </style:style>
    <style:style style:name="P151" style:family="paragraph" style:parent-style-name="Text_20_body" style:list-style-name="L12">
      <style:paragraph-properties fo:margin-left="1in" fo:margin-right="0in" fo:margin-top="0in" fo:margin-bottom="0in" fo:text-indent="0in" style:auto-text-indent="false"/>
    </style:style>
    <style:style style:name="P152" style:family="paragraph" style:parent-style-name="Text_20_body" style:list-style-name="L18">
      <style:paragraph-properties fo:margin-left="1in" fo:margin-right="0in" fo:margin-top="0in" fo:margin-bottom="0in" fo:text-indent="0in" style:auto-text-indent="false"/>
    </style:style>
    <style:style style:name="P153" style:family="paragraph" style:parent-style-name="Text_20_body" style:list-style-name="L18">
      <style:paragraph-properties fo:margin-left="1in" fo:margin-right="0in" fo:margin-top="0in" fo:margin-bottom="0in" fo:text-indent="0in" style:auto-text-indent="false"/>
    </style:style>
    <style:style style:name="P154" style:family="paragraph" style:parent-style-name="Text_20_body" style:list-style-name="L18">
      <style:paragraph-properties fo:margin-left="1in" fo:margin-right="0in" fo:margin-top="0in" fo:margin-bottom="0in" fo:text-indent="0in" style:auto-text-indent="false"/>
    </style:style>
    <style:style style:name="P155" style:family="paragraph" style:parent-style-name="Text_20_body" style:list-style-name="L18">
      <style:paragraph-properties fo:margin-left="1in" fo:margin-right="0in" fo:margin-top="0in" fo:margin-bottom="0in" fo:text-indent="0in" style:auto-text-indent="false"/>
    </style:style>
    <style:style style:name="P156" style:family="paragraph" style:parent-style-name="Text_20_body" style:list-style-name="L18">
      <style:paragraph-properties fo:margin-left="1in" fo:margin-right="0in" fo:margin-top="0in" fo:margin-bottom="0in" fo:text-indent="0in" style:auto-text-indent="false"/>
    </style:style>
    <style:style style:name="P157" style:family="paragraph" style:parent-style-name="Text_20_body" style:list-style-name="L18">
      <style:paragraph-properties fo:margin-left="1in" fo:margin-right="0in" fo:margin-top="0in" fo:margin-bottom="0in" fo:text-indent="0in" style:auto-text-indent="false"/>
    </style:style>
    <style:style style:name="P158" style:family="paragraph" style:parent-style-name="Text_20_body" style:list-style-name="L12">
      <style:paragraph-properties fo:margin-left="1in" fo:margin-right="0in" fo:margin-top="0in" fo:margin-bottom="0in" fo:text-indent="0in" style:auto-text-indent="false"/>
    </style:style>
    <style:style style:name="P159" style:family="paragraph" style:parent-style-name="Text_20_body" style:list-style-name="L12">
      <style:paragraph-properties fo:margin-left="1in" fo:margin-right="0in" fo:text-indent="0in" style:auto-text-indent="false"/>
    </style:style>
    <style:style style:name="P160" style:family="paragraph" style:parent-style-name="Text_20_body" style:list-style-name="L18">
      <style:paragraph-properties fo:margin-left="1in" fo:margin-right="0in" fo:text-indent="0in" style:auto-text-indent="false"/>
    </style:style>
    <style:style style:name="P161" style:family="paragraph" style:parent-style-name="Text_20_body">
      <style:paragraph-properties fo:margin-left="-1in" fo:margin-right="0in" fo:text-indent="0in" style:auto-text-indent="false"/>
    </style:style>
    <style:style style:name="P162" style:family="paragraph" style:parent-style-name="Text_20_body" style:list-style-name="WW8Num18">
      <style:paragraph-properties fo:margin-left="-1in" fo:margin-right="0in" fo:text-indent="0in" style:auto-text-indent="false"/>
    </style:style>
    <style:style style:name="P163" style:family="paragraph" style:parent-style-name="Text_20_body" style:list-style-name="WW8Num18">
      <style:paragraph-properties fo:margin-left="-1in" fo:margin-right="0in" fo:text-align="start" style:justify-single-word="false" fo:text-indent="0in" style:auto-text-indent="false"/>
    </style:style>
    <style:style style:name="P164"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style>
    <style:style style:name="P165"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6" style:family="paragraph" style:parent-style-name="Text_20_body_20_indent" style:list-style-name="L4">
      <style:paragraph-properties fo:margin-left="0in" fo:margin-right="0in" fo:text-indent="0in" style:auto-text-indent="false"/>
      <style:text-properties style:font-name="Times New Roman" fo:font-weight="bold"/>
    </style:style>
    <style:style style:name="P167"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6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6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7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71" style:family="paragraph" style:parent-style-name="List_20_Number" style:list-style-name="L6">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7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7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7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75" style:family="paragraph" style:parent-style-name="List_20_Number" style:list-style-name="L6">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7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77" style:family="paragraph" style:parent-style-name="List_20_Number" style:list-style-name="L6">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7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7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8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8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8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8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8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85" style:family="paragraph" style:parent-style-name="List_20_Number" style:list-style-name="L1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6" style:family="paragraph" style:parent-style-name="List_20_Number" style:list-style-name="L1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7" style:family="paragraph" style:parent-style-name="List_20_Number" style:list-style-name="L19">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8" style:family="paragraph" style:parent-style-name="List_20_Number" style:list-style-name="L19">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89"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9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9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9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02" style:family="paragraph" style:parent-style-name="List_20_Continue" style:list-style-name="L7">
      <style:paragraph-properties fo:margin-left="0in" fo:margin-right="0in" fo:text-indent="0in" style:auto-text-indent="false"/>
      <style:text-properties style:text-underline-style="solid" style:text-underline-width="auto" style:text-underline-color="font-color"/>
    </style:style>
    <style:style style:name="P203" style:family="paragraph" style:parent-style-name="List_20_Continue" style:list-style-name="L7">
      <style:paragraph-properties fo:margin-left="0in" fo:margin-right="0in" fo:text-indent="0in" style:auto-text-indent="false"/>
    </style:style>
    <style:style style:name="P204" style:family="paragraph" style:parent-style-name="List_20_Continue" style:list-style-name="L7">
      <style:paragraph-properties fo:margin-left="0in" fo:margin-right="0in" fo:text-indent="0in" style:auto-text-indent="false"/>
    </style:style>
    <style:style style:name="P205" style:family="paragraph" style:parent-style-name="List_20_Continue" style:list-style-name="L7">
      <style:paragraph-properties fo:margin-left="0in" fo:margin-right="0in" fo:text-indent="0in" style:auto-text-indent="false"/>
    </style:style>
    <style:style style:name="P206" style:family="paragraph" style:parent-style-name="List_20_Continue" style:list-style-name="L10">
      <style:paragraph-properties fo:margin-left="0in" fo:margin-right="0in" fo:margin-top="0in" fo:margin-bottom="0.0799in" fo:text-indent="0in" style:auto-text-indent="false"/>
    </style:style>
    <style:style style:name="P207" style:family="paragraph" style:parent-style-name="List_20_Number_20_4">
      <style:paragraph-properties fo:margin-left="0in" fo:margin-right="0in" fo:text-indent="0in" style:auto-text-indent="false"/>
    </style:style>
    <style:style style:name="P208" style:family="paragraph" style:parent-style-name="List_20_Number_20_4">
      <style:paragraph-properties fo:margin-left="0in" fo:margin-right="0in" fo:text-indent="0in" style:auto-text-indent="false"/>
    </style:style>
    <style:style style:name="P209" style:family="paragraph" style:parent-style-name="List_20_Number_20_4">
      <style:paragraph-properties fo:margin-left="0in" fo:margin-right="0in" fo:text-indent="0in" style:auto-text-indent="false"/>
    </style:style>
    <style:style style:name="P210" style:family="paragraph" style:parent-style-name="List_20_Number_20_4">
      <style:paragraph-properties fo:margin-left="0in" fo:margin-right="0in" fo:text-indent="0in" style:auto-text-indent="false"/>
    </style:style>
    <style:style style:name="P211"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font-style-complex="itali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color="#ff0000"/>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00" fo:font-style="italic" style:font-style-asian="italic" style:font-style-complex="italic"/>
    </style:style>
    <style:style style:name="T23" style:family="text">
      <style:text-properties fo:color="#000000" fo:font-style="italic" style:text-underline-style="solid" style:text-underline-width="auto" style:text-underline-color="font-color" style:font-style-asian="italic" style:font-style-complex="italic"/>
    </style:style>
    <style:style style:name="T24" style:family="text">
      <style:text-properties fo:color="#000000" fo:font-style="italic" fo:font-weight="bold" style:font-style-asian="italic" style:font-weight-asian="bold" style:font-style-complex="italic" style:font-weight-complex="bold"/>
    </style:style>
    <style:style style:name="T25" style:family="text">
      <style:text-properties fo:color="#000000" fo:font-style="italic" fo:font-weight="normal"/>
    </style:style>
    <style:style style:name="T26" style:family="text">
      <style:text-properties fo:color="#000000" fo:font-style="normal" style:font-style-asian="normal" style:font-style-complex="normal"/>
    </style:style>
    <style:style style:name="T27" style:family="text">
      <style:text-properties fo:color="#000000" fo:font-style="normal" style:text-underline-style="solid" style:text-underline-width="auto" style:text-underline-color="font-color" style:font-style-asian="normal" style:font-style-complex="normal"/>
    </style:style>
    <style:style style:name="T28" style:family="text">
      <style:text-properties fo:color="#000000" fo:font-style="normal" fo:font-weight="bold" style:font-style-asian="normal" style:font-weight-asian="bold" style:font-style-complex="normal" style:font-weight-complex="bold"/>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weight="normal" style:font-weight-asian="normal" style:font-weight-complex="normal"/>
    </style:style>
    <style:style style:name="T31"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2" style:family="text">
      <style:text-properties fo:color="#000000" fo:font-size="10.5pt" fo:font-style="italic" style:font-style-asian="italic" style:font-style-complex="italic"/>
    </style:style>
    <style:style style:name="T33" style:family="text">
      <style:text-properties fo:color="#000000" fo:font-size="10.5pt" fo:font-style="italic" fo:font-weight="normal" style:font-style-asian="italic" style:font-style-complex="italic"/>
    </style:style>
    <style:style style:name="T34"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5" style:family="text">
      <style:text-properties style:font-name="Helv" fo:font-size="10pt" fo:font-style="italic" style:font-size-asian="10pt" style:font-style-asian="italic" style:font-name-complex="Helv" style:font-size-complex="10pt"/>
    </style:style>
    <style:style style:name="T36" style:family="text">
      <style:text-properties style:font-name="Helv" fo:font-size="10pt" fo:language="da" fo:country="DK" fo:font-style="italic" style:font-size-asian="10pt" style:font-style-asian="italic" style:font-name-complex="Helv" style:font-size-complex="10pt"/>
    </style:style>
    <style:style style:name="T37" style:family="text">
      <style:text-properties fo:font-size="12pt" fo:font-style="normal" style:font-size-asian="12pt" style:font-style-asian="normal" style:font-size-complex="12pt" style:font-style-complex="normal"/>
    </style:style>
    <style:style style:name="T38" style:family="text">
      <style:text-properties fo:font-size="12pt" fo:font-style="normal" fo:font-weight="bold" style:font-size-asian="12pt" style:font-style-asian="normal" style:font-weight-asian="bold" style:font-size-complex="12pt" style:font-style-complex="normal" style:font-weight-complex="bold"/>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style:font-size-asian="12pt" style:font-size-complex="12pt"/>
    </style:style>
    <style:style style:name="T41" style:family="text">
      <style:text-properties style:font-name="TimesNewRomanPSMT" fo:font-size="12pt" style:font-name-asian="TimesNewRomanPSMT" style:font-size-asian="12pt" style:font-name-complex="TimesNewRomanPSMT" style:font-size-complex="12pt"/>
    </style:style>
    <style:style style:name="T4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3"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4" style:family="text">
      <style:text-properties fo:color="#0000ff"/>
    </style:style>
    <style:style style:name="T45" style:family="text">
      <style:text-properties fo:color="#0000ff" style:font-name="TimesNewRomanPSMT" fo:font-size="12pt" style:font-name-asian="TimesNewRomanPSMT" style:font-size-asian="12pt" style:font-name-complex="TimesNewRomanPSMT" style:font-size-complex="12pt"/>
    </style:style>
    <style:style style:name="T46" style:family="text">
      <style:text-properties fo:color="#0000ff" fo:font-weight="normal" style:font-weight-asian="normal" style:font-weight-complex="normal"/>
    </style:style>
    <style:style style:name="T47" style:family="text">
      <style:text-properties fo:font-size="10.5pt"/>
    </style:style>
    <style:style style:name="T48" style:family="text">
      <style:text-properties fo:font-size="10.5pt" fo:font-style="italic" style:font-style-asian="italic" style:font-style-complex="italic"/>
    </style:style>
    <style:style style:name="T49" style:family="text">
      <style:text-properties style:font-name="Times New Roman"/>
    </style:style>
    <style:style style:name="T50" style:family="text">
      <style:text-properties style:font-style-complex="normal"/>
    </style:style>
    <style:style style:name="T51" style:family="text">
      <style:text-properties fo:font-weight="normal" style:font-weight-asian="normal" style:font-weight-complex="normal"/>
    </style:style>
    <style:style style:name="T52" style:family="text">
      <style:text-properties fo:font-size="16pt" style:font-size-asian="16pt" style:font-size-complex="16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xCAT 2 on AIX</text:p>
      <text:p text:style-name="P14">Using xCAT Service Nodes with AIX</text:p>
      <text:p text:style-name="P14">FIRST DRAFT</text:p>
      <text:p text:style-name="P13"><text:s text:c="2"/>Version: 1.0</text:p>
      <text:p text:style-name="P55">Date: 3/27/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4"><text:a xlink:type="simple" xlink:href="#1.Overview|outline">1.0 Overview<text:tab/>2</text:a></text:p>
          <text:p text:style-name="P74"><text:a xlink:type="simple" xlink:href="#2.Additional configuration of the management node|outline">2.0 Additional configuration of the management node<text:tab/>3</text:a></text:p>
          <text:p text:style-name="P75"><text:a xlink:type="simple" xlink:href="#2.1.Cluster network configuration notes|outline">2.1 Cluster network configuration notes<text:tab/>3</text:a></text:p>
          <text:p text:style-name="P75"><text:a xlink:type="simple" xlink:href="#2.2.Choose the shell to use in the cluster (optional)|outline">2.2 Choose the shell to use in the cluster (optional)<text:tab/>4</text:a></text:p>
          <text:p text:style-name="P75"><text:a xlink:type="simple" xlink:href="#2.3.Set up the console server|outline">2.3 Set up the console server<text:tab/>4</text:a></text:p>
          <text:p text:style-name="P75"><text:a xlink:type="simple" xlink:href="#2.4.Configuring name resolution (optional)|outline">2.4 Configuring name resolution (optional)<text:tab/>4</text:a></text:p>
          <text:p text:style-name="P75"><text:a xlink:type="simple" xlink:href="#2.5.Check system services|outline">2.5 Check system services<text:tab/>5</text:a></text:p>
          <text:p text:style-name="P75"><text:a xlink:type="simple" xlink:href="#2.6.Switch to the MySQL database|outline">2.6 Switch to the MySQL database<text:tab/>6</text:a></text:p>
          <text:p text:style-name="P74"><text:a xlink:type="simple" xlink:href="#3.Install the Service Nodes|outline">3.0 Install the Service Nodes<text:tab/>6</text:a></text:p>
          <text:p text:style-name="P75"><text:a xlink:type="simple" xlink:href="#3.1.Define the HMCs as xCAT nodes|outline">3.1 Define the HMCs as xCAT nodes<text:tab/>6</text:a></text:p>
          <text:p text:style-name="P75"><text:a xlink:type="simple" xlink:href="#3.2.Discover the LPARs managed by the HMCs|outline">3.2 Discover the LPARs managed by the HMCs<text:tab/>6</text:a></text:p>
          <text:p text:style-name="P75"><text:a xlink:type="simple" xlink:href="#3.3.Define xCAT service nodes|outline">3.3 Define xCAT service nodes<text:tab/>8</text:a></text:p>
          <text:p text:style-name="P75"><text:a xlink:type="simple" xlink:href="#3.4.Add IP addresses and hostnames to /etc/hosts|outline">3.4 Add IP addresses and hostnames to /etc/hosts<text:tab/>8</text:a></text:p>
          <text:p text:style-name="P75"><text:a xlink:type="simple" xlink:href="#3.5.Create a Service Node operating system image|outline">3.5 Create a Service Node operating system image<text:tab/>8</text:a></text:p>
          <text:p text:style-name="P75"><text:a xlink:type="simple" xlink:href="#3.6.Add required service node software|outline">3.6 Add required service node software<text:tab/>10</text:a></text:p>
          <text:p text:style-name="P75"><text:a xlink:type="simple" xlink:href="#3.7.Add cluster resolv.conf file (optional)|outline">3.7 Add cluster resolv.conf file (optional)<text:tab/>11</text:a></text:p>
          <text:p text:style-name="P75"><text:a xlink:type="simple" xlink:href="#3.8.Set cluster root password (optional)|outline">3.8 Set cluster root password (optional)<text:tab/>11</text:a></text:p>
          <text:p text:style-name="P75"><text:a xlink:type="simple" xlink:href="#3.9.Define xCAT networks|outline">3.9 Define xCAT networks<text:tab/>11</text:a></text:p>
          <text:p text:style-name="P75"><text:a xlink:type="simple" xlink:href="#3.10. Create additional NIM network definitions (optional)  |outline">3.10 <text:s/>Create additional NIM network definitions (optional) <text:s/><text:tab/>12</text:a></text:p>
          <text:p text:style-name="P75"><text:a xlink:type="simple" xlink:href="#3.11.Define xCAT “service” group|outline">3.11 Define xCAT “service” group<text:tab/>12</text:a></text:p>
          <text:p text:style-name="P75"><text:a xlink:type="simple" xlink:href="#3.12. Include customization scripts |outline">3.12 <text:s/>Include customization scripts <text:tab/>13</text:a></text:p>
          <text:p text:style-name="P76"><text:a xlink:type="simple" xlink:href="#3.12.1. Add “servicnode” script for service nodes|outline">3.12.1 <text:s/>Add “servicnode” script for service nodes<text:tab/>14</text:a></text:p>
          <text:p text:style-name="P76"><text:a xlink:type="simple" xlink:href="#3.12.2.  Add NTP setup script (optional|outline">3.12.2 <text:s text:c="2"/>Add NTP setup script (optional<text:tab/>14</text:a></text:p>
          <text:p text:style-name="P75"><text:a xlink:type="simple" xlink:href="#3.13.Gather MAC information for the install adapters.|outline">3.13 Gather MAC information for the install adapters.<text:tab/>14</text:a></text:p>
          <text:p text:style-name="P75"><text:a xlink:type="simple" xlink:href="#3.14.Create NIM client &amp; group definitions|outline">3.14 Create NIM client &amp; group definitions<text:tab/>15</text:a></text:p>
          <text:p text:style-name="P75"><text:a xlink:type="simple" xlink:href="#3.15.Initialize the AIX/NIM  nodes|outline">3.15 Initialize the AIX/NIM <text:s/>nodes<text:tab/>15</text:a></text:p>
          <text:p text:style-name="P75"><text:a xlink:type="simple" xlink:href="#3.16.Initiate a network boot|outline">3.16 Initiate a network boot<text:tab/>16</text:a></text:p>
          <text:p text:style-name="P75"><text:a xlink:type="simple" xlink:href="#3.17.Verify the deployment|outline">3.17 Verify the deployment<text:tab/>16</text:a></text:p>
          <text:p text:style-name="P75"><text:a xlink:type="simple" xlink:href="#3.18. Configure additional adapters on the service nodes (optional)|outline">3.18 <text:s/>Configure additional adapters on the service nodes (optional)<text:tab/>17</text:a></text:p>
          <text:p text:style-name="P75"><text:a xlink:type="simple" xlink:href="#3.19.Verify Service Node configuration|outline">3.19 Verify Service Node configuration<text:tab/>17</text:a></text:p>
          <text:p text:style-name="P74"><text:a xlink:type="simple" xlink:href="#4.Install the cluster nodes|outline">4.0 Install the cluster nodes<text:tab/>18</text:a></text:p>
          <text:p text:style-name="P75"><text:a xlink:type="simple" xlink:href="#4.1.Create a diskless image|outline">4.1 Create a diskless image<text:tab/>18</text:a></text:p>
          <text:p text:style-name="P75"><text:a xlink:type="simple" xlink:href="#4.2.Update the SPOT  (optional)|outline">4.2 Update the SPOT <text:s/>(optional)<text:tab/>19</text:a></text:p>
          <text:p text:style-name="P75"><text:a xlink:type="simple" xlink:href="#4.3.Define xCAT networks|outline">4.3 Define xCAT networks<text:tab/>19</text:a></text:p>
          <text:p text:style-name="P75"><text:a xlink:type="simple" xlink:href="#4.4.Define the LPARs currently managed by the HMC|outline">4.4 Define the LPARs currently managed by the HMC<text:tab/>20</text:a></text:p>
          <text:p text:style-name="P75"><text:a xlink:type="simple" xlink:href="#4.5.Create and define additional cluster nodes|outline">4.5 Create and define additional cluster nodes<text:tab/>20</text:a></text:p>
          <text:p text:style-name="P75"><text:a xlink:type="simple" xlink:href="#4.6.Gather MAC information for the node boot adapters.|outline">4.6 Gather MAC information for the node boot adapters.<text:tab/>21</text:a></text:p>
          <text:p text:style-name="P75"><text:a xlink:type="simple" xlink:href="#4.7.Define xCAT groups (optional)|outline">4.7 Define xCAT groups (optional)<text:tab/>21</text:a></text:p>
          <text:p text:style-name="P75"><text:soft-page-break/><text:a xlink:type="simple" xlink:href="#4.8. Set up post boot scripts (optional)|outline">4.8 <text:s/>Set up post boot scripts (optional)<text:tab/>22</text:a></text:p>
          <text:p text:style-name="P75"><text:a xlink:type="simple" xlink:href="#4.9.Initialize the AIX/NIM diskless nodes|outline">4.9 Initialize the AIX/NIM diskless nodes<text:tab/>22</text:a></text:p>
          <text:p text:style-name="P75"><text:a xlink:type="simple" xlink:href="#4.10.Initiate a network boot|outline">4.10 Initiate a network boot<text:tab/>23</text:a></text:p>
          <text:p text:style-name="P75"><text:a xlink:type="simple" xlink:href="#4.11.Verify the deployment|outline">4.11 Verify the deployment<text:tab/>23</text:a></text:p>
          <text:p text:style-name="P74"><text:a xlink:type="simple" xlink:href="#5. Contents of xCATaixSN.bnd and xCATaixSSH.bnd|outline">5.0 <text:s/>Contents of xCATaixSN.bnd and xCATaixSSH.bnd<text:tab/>25</text:a></text:p>
          <text:p text:style-name="P75"><text:a xlink:type="simple" xlink:href="#5.1. xCATaixSN.bnd|outline">5.1 <text:s/>xCATaixSN.bnd<text:tab/>25</text:a></text:p>
          <text:p text:style-name="P75"><text:a xlink:type="simple" xlink:href="#5.2. xCATaixSSH.bnd|outline">5.2 <text:s/>xCATaixSSH.bnd<text:tab/>26</text:a></text:p>
        </text:index-body>
      </text:table-of-content>
      <text:p text:style-name="P1"/>
      <text:h text:style-name="Heading_20_1" text:outline-level="1">Overview</text:h>
      <text:p text:style-name="Standard"/>
      <text:p text:style-name="P8">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63"/>
      <text:p text:style-name="P11"><text:soft-page-break/>This document <text:s/>describes the process for setting up AIX service nodes and using them to deploy cluster nodes. <text:s/>The cluster nodes will be System p logical partitions.</text:p>
      <text:p text:style-name="P11"/>
      <text:p text:style-name="P63">AIX service nodes must be diskfull systems. <text:s/>Diskless xCAT service nodes are not currently supported for AIX. <text:s/></text:p>
      <text:p text:style-name="P63"/>
      <text:p text:style-name="P3">In the process described below t<text:span text:style-name="T30">he service nodes will be deployed using a standard AIX/NIM “rte” network installation. <text:s/>If you are using multiple service nodes you may want to consider creating a “golden” </text:span><text:span text:style-name="T21">mksysb</text:span><text:span text:style-name="T30"> image that you can use as a common image for all the service nodes. <text:s/>See the xCAT document named “</text:span><text:span text:style-name="T31">Cloning AIX nodes (using an AIX mksysb image)</text:span><text:span text:style-name="T30">” <text:s/>for more information on using </text:span><text:span text:style-name="T21">mksysb</text:span><text:span text:style-name="T30"> images. (</text:span><text:a xlink:type="simple" xlink:href="http://xcat.svn.sourceforge.net/svnroot/xcat/xcat-core/trunk/xCAT-client/share/doc/xCAT2onAIXmksysb.pdf"><text:span text:style-name="T46">http://xcat.svn.sourceforge.net/svnroot/xcat/xcat-core/trunk/xCAT-client/</text:span></text:a><text:a xlink:type="simple" xlink:href="http://xcat.svn.sourceforge.net/svnroot/xcat/xcat-core/trunk/xCAT-client/share/doc/xCAT2onAIXmksysb.pdf"><text:span text:style-name="T44">share/doc/xCAT2onAIXmksysb.pdf</text:span></text:a><text:span text:style-name="T30">) </text:span></text:p>
      <text:p text:style-name="P64"/>
      <text:p text:style-name="P64">In this document <text:s/>it is assumed that the cluster nodes will be diskless. <text:s text:c="2"/>The cluster nodes will be deployed using a common diskless image. <text:s/>It is also possible to deploy the cluster nodes using “rte” or “mksysb” type installs.</text:p>
      <text:p text:style-name="P64"/>
      <text:p text:style-name="P62"><text:span text:style-name="T30">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1">http://xcat.svn.sourceforge.net/svnroot/xcat/xcat-core/trunk/xCAT-client/share/doc/xCAT2onAIX.pdf</text:span></text:a><text:span text:style-name="T41">)</text:span></text:p>
      <text:p text:style-name="P5"/>
      <text:p text:style-name="P60"><text:span text:style-name="T30">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1">mkvm</text:span><text:span text:style-name="T30"> command if desired.</text:span></text:p>
      <text:p text:style-name="P61">When defining the LPARs there are a couple things to keep in mind that may help with the rest of the cluster deployment.</text:p>
      <text:list text:style-name="L1">
        <text:list-item>
          <text:p text:style-name="P105"><text:span text:style-name="T30">When configuring an LPAR it would be advisable to use the host name you will want to use for the node as the LPAR name. <text:s text:c="2"/>When you run the xCAT </text:span><text:span text:style-name="T21">rscan</text:span><text:span text:style-name="T30"> command in the process described below the default host name used for the node definitions will be the LPAR names.</text:span></text:p>
        </text:list-item>
        <text:list-item>
          <text:p text:style-name="P106">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h text:style-name="Heading_20_1" text:outline-level="1">Additional configuration of the management node</text:h>
      <text:h text:style-name="Heading_20_2" text:outline-level="2">Cluster network configuration notes</text:h>
      <text:p text:style-name="Standard"/>
      <text:p text:style-name="Standard"><text:soft-page-break/><text:tab/><text:span text:style-name="T52">TBD</text:span></text:p>
      <text:p text:style-name="Standard"/>
      <text:list text:style-name="L2">
        <text:list-item>
          <text:p text:style-name="P77">The cluster network topology, naming conventions etc. should be carefully planned before beginning the cluster node deployment.</text:p>
        </text:list-item>
        <text:list-item>
          <text:p text:style-name="P77">XCAT requires an Ethernet network for installing and managing cluster nodes.</text:p>
        </text:list-item>
        <text:list-item>
          <text:p text:style-name="P77">Cluster nodes may be on different subnets.</text:p>
        </text:list-item>
        <text:list-item>
          <text:p text:style-name="P77">The cluster nodes must all have unique short host names to use in the xCAT node definitions.</text:p>
        </text:list-item>
        <text:list-item>
          <text:p text:style-name="P77">All cluster nodes must use the same domain name.</text:p>
        </text:list-item>
        <text:list-item>
          <text:p text:style-name="P77">The management node interfaces that will be used to manage the nodes should be configured before starting the xCAT deployment process.</text:p>
        </text:list-item>
        <text:list-item>
          <text:p text:style-name="P77">XCAT network definitions will have to be created for each unique subnet used in the cluster. <text:s/>(This is a step in the process described below.)</text:p>
        </text:list-item>
        <text:list-item>
          <text:p text:style-name="P77"><text:s/></text:p>
        </text:list-item>
      </text:list>
      <text:h text:style-name="Heading_20_2" text:outline-level="2">Choose the shell to use in the cluster (optional)</text:h>
      <text:p text:style-name="Standard">By default the xCAT support will automatically set up <text:span text:style-name="T2">rsh</text:span> on all AIX cluster nodes. If you wish to use <text:span text:style-name="T2">ssh </text:span>you should modify the cluster site definition. <text:s/>To use <text:span text:style-name="T2">ssh</text:span> you would have to set the “useSSHonAIX=yes”. <text:s text:c="2"/>You can also specify a path for the <text:span text:style-name="T2">ssh</text:span> and <text:span text:style-name="T2">scp</text:span> commands by setting the “<text:span text:style-name="T2">rsh</text:span>” and “<text:span text:style-name="T2">rcp</text:span>” . <text:s/>If not set the default path would be “/usr/bin/ssh” and “/usr/bin/scp”.</text:p>
      <text:p text:style-name="Standard"/>
      <text:p text:style-name="Standard">For example:</text:p>
      <text:p text:style-name="Standard"><text:tab/><text:span text:style-name="T6">chdef -t site <text:s/>useSSHonAIX=yes</text:span></text:p>
      <text:p text:style-name="Standard"/>
      <text:p text:style-name="P99">You will also have to make sure that the <text:span text:style-name="T2">openssl</text:span> an <text:span text:style-name="T2">openssh</text:span> software is installed on your nodes. <text:s/>This will be explained in more detail below.</text:p>
      <text:p text:style-name="P15"><text:span text:style-name="T5"/></text:p>
      <text:h text:style-name="Heading_20_2" text:outline-level="2">Configuring name resolution (optional)</text:h>
      <text:p text:style-name="Standard"/>
      <text:p text:style-name="P119">Name resolution is required by xCAT. <text:s/>You can use a simple /etc/hosts mechanism or you can optionally set up a DNS name server. </text:p>
      <text:h text:style-name="Heading_20_3" text:outline-level="3">Add cluster nodes to the /etc/hosts file</text:h>
      <text:p text:style-name="Standard"/>
      <text:p text:style-name="Standard">There are many ways to get entries for all the cluster nodes in the /etc/hosts file.</text:p>
      <text:p text:style-name="Standard"/>
      <text:p text:style-name="Standard">These include:</text:p>
      <text:list text:style-name="L20">
        <text:list-item>
          <text:p text:style-name="P100">Manually adding the entries.</text:p>
        </text:list-item>
        <text:list-item>
          <text:p text:style-name="P100">Running a custom script that uses some cluster naming convention to automate the adding of the node entries. (User-provided.)</text:p>
        </text:list-item>
        <text:list-item>
          <text:p text:style-name="P100">Using the xCAT <text:span text:style-name="T2">makehosts</text:span> command after the XCAT node definitions have been created.</text:p>
        </text:list-item>
      </text:list>
      <text:p text:style-name="Standard"><text:soft-page-break/>If you are dealing with a large number of nodes this task can be quite tedious. <text:s/>There is another option available in the xCAT support. <text:s text:c="2"/>This process uses a regular expression to automatically determine the IP addresses <text:s/>and hostnames for a set of nodes. <text:s/>To use this method you must decide on an appropriate naming conventions and IP address rang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so that you can be prepared later.</text:p>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7"><text:tab/><text:span text:style-name="T2">chdef -t group -o compute <text:s/>ip='|clstrf(\d+)c(\d+)p(\d+)|10.($1+0).($2+0).<text:tab/><text:tab/><text:tab/>($3+0)|' <text:s/>hostnames='|(.*)|($1).cluster.com|'<text:tab/></text:span></text:p>
      <text:p text:style-name="Standard"/>
      <text:p text:style-name="Standard">This basically says that for any node in the “compute” group the “ip” can be dervied by the regular expression <text:span text:style-name="T5">'|c906f(\d+)c(\d+)p(\d+)|10.($1+0).($2+0).($3+0)|' </text:span><text:span text:style-name="T18">, and the hostname can be derived from the expression </text:span><text:span text:style-name="T5">|(.*)|($1).cluster.com|'.</text:span></text:p>
      <text:p text:style-name="Standard"><text:span text:style-name="T5"/></text:p>
      <text:p text:style-name="P4">So let's say that you have defined all your nodes using the xCAT support such as <text:span text:style-name="T2">rscan</text:span> or <text:span text:style-name="T2">mkvm</text:span> using the naming convention mentioned above. <text:s/>Now you could display the node definition as follows:</text:p>
      <text:p text:style-name="P4"/>
      <text:p text:style-name="P4"><text:tab/><text:span text:style-name="T5">lsdef -l <text:s/>clstrf01c02p03</text:span></text:p>
      <text:p text:style-name="P4"><text:span text:style-name="T5"/></text:p>
      <text:p text:style-name="P4">Since this node belongs to the “compute” group, when I display the definition it will use the regular expressions to derive the “ip” and “hostnames” values.</text:p>
      <text:p text:style-name="P4"/>
      <text:p text:style-name="P4">The output might look something like the following:</text:p>
      <text:p text:style-name="P4"/>
      <text:p text:style-name="P117">Object name: clstrf01c02p03</text:p>
      <text:p text:style-name="P117"><text:s text:c="4"/>cons=hmc</text:p>
      <text:p text:style-name="P117"><text:s text:c="4"/>groups=lpar,all,compute</text:p>
      <text:p text:style-name="P117"><text:s text:c="4"/>hcp=clstrhmc01</text:p>
      <text:p text:style-name="P117"><text:soft-page-break/><text:s text:c="4"/>hostnames=clstrf01c02p03.cluster.com</text:p>
      <text:p text:style-name="P117"><text:s text:c="4"/>id=1</text:p>
      <text:p text:style-name="P117"><text:s text:c="4"/>ip=10.1.2.3</text:p>
      <text:p text:style-name="P117"><text:s text:c="4"/>mac=001a64f9c009</text:p>
      <text:p text:style-name="P117"><text:s text:c="4"/>mgt=hmc</text:p>
      <text:p text:style-name="P117"><text:s text:c="4"/>nodetype=lpar,osi</text:p>
      <text:p text:style-name="P117"><text:s text:c="4"/>os=AIX</text:p>
      <text:p text:style-name="P117"><text:s text:c="4"/>parent=clstrf1fsp01-9125-F2A-SN024C332</text:p>
      <text:p text:style-name="P117"><text:s text:c="4"/>postscripts=myscript</text:p>
      <text:p text:style-name="P117"><text:s text:c="4"/>profile=MYimg</text:p>
      <text:p text:style-name="P117"/>
      <text:p text:style-name="P112">Now that all the nodes have an “ip” and “hostnames” value you can run the xCAT <text:span text:style-name="T2">makehosts</text:span> command to update /etc/hosts.</text:p>
      <text:p text:style-name="P112"/>
      <text:p text:style-name="P112"><text:tab/><text:span text:style-name="T6">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name of the management node is “mn20” and the site DNS servers are “9.14.8.1,9.14.8.2” then you would run the following command.</text:p>
      <text:p text:style-name="Standard"/>
      <text:p text:style-name="Text_20_body"><text:tab/><text:span text:style-name="T6">chdef -t site domain= mycluster.com nameservers= mn20 <text:s/>forwarders= <text:tab/><text:tab/><text:tab/>9.14.8.1,9.14.8.2</text:span></text:p>
      <text:p text:style-name="P34"/>
      <text:p text:style-name="Text_20_body">Edit “/etc/resolv.conf” to contain the cluster domain and nameserver. <text:s/>For example:</text:p>
      <text:p text:style-name="P73">search mycluster.com</text:p>
      <text:p text:style-name="P73">nameserver mn20</text:p>
      <text:p text:style-name="P72"/>
      <text:p text:style-name="P34">Create xCAT network definitions for all the the cluster networks. (Your network and mask value need to be defined for <text:span text:style-name="T2">makedns</text:span> to be able to set up the correct ip range for the management node to serve.)</text:p>
      <text:p text:style-name="P72"/>
      <text:p text:style-name="P34">Run <text:span text:style-name="T2">makedns</text:span> to create the /etc/named.conf file and populate the /var/named directory with resolution files. </text:p>
      <text:p text:style-name="P211"><text:tab/><text:span text:style-name="T2">makedns</text:span></text:p>
      <text:p text:style-name="P34"/>
      <text:p text:style-name="P12">Start DNS:</text:p>
      <text:p text:style-name="P34"><text:tab/><text:span text:style-name="T6">startsrc -s named</text:span><text:span text:style-name="T5"> </text:span></text:p>
      <text:list text:style-name="L3">
        <text:list-header>
          <text:p text:style-name="P111"/>
        </text:list-header>
      </text:list>
      <text:h text:style-name="Heading_20_2" text:outline-level="2">Check system services</text:h>
      <text:p text:style-name="Standard"/>
      <text:list text:style-name="L4">
        <text:list-item>
          <text:p text:style-name="P166">inted</text:p>
        </text:list-item>
      </text:list>
      <text:p text:style-name="P168"><text:soft-page-break/>inetd includes services such as telnet, ftp, bootp, and others. <text:s/>Edit the /etc/inetd.conf file to turn on all services that are needed. <text:s/>Ftp and bootp are required for pSeries node installations. <text:s/>Stop and restart the <text:span text:style-name="T2">inetd</text:span> service after any changes:</text:p>
      <text:p text:style-name="P178">stopsrc -s inetd</text:p>
      <text:p text:style-name="P183">startsrc -s inetd</text:p>
      <text:p text:style-name="P170"/>
      <text:list text:style-name="L5">
        <text:list-item>
          <text:p text:style-name="P167">NFS</text:p>
        </text:list-item>
      </text:list>
      <text:p text:style-name="P168">NFS is required for all NIM installs. <text:s/>Ensure the NFS daemons are running:</text:p>
      <text:p text:style-name="P178">lssrc -g nfs</text:p>
      <text:p text:style-name="P172">If any NFS services are inoperative, you can stop and restart the entire group of services:</text:p>
      <text:p text:style-name="P178">stopsrc -g nfs</text:p>
      <text:p text:style-name="P178">startsrc -g nfs</text:p>
      <text:p text:style-name="P172">There are other system services that NFS depends on such as inetd, portmap, biod, and others. </text:p>
      <text:p text:style-name="P172"/>
      <text:list text:style-name="L6">
        <text:list-item>
          <text:p text:style-name="P177">TFTP</text:p>
          <text:p text:style-name="P175">To check if the TFTP daemonis running.</text:p>
          <text:list>
            <text:list-header>
              <text:p text:style-name="P171">lssrc -a | grep tftpd</text:p>
            </text:list-header>
          </text:list>
        </text:list-item>
      </text:list>
      <text:p text:style-name="P189"/>
      <text:p text:style-name="P172"><text:s text:c="2"/>To stop and start tftp daeon.</text:p>
      <text:p text:style-name="P184"><text:s/><text:span text:style-name="T5">stopsrc -s tftpd</text:span></text:p>
      <text:p text:style-name="P178"><text:s/>startsrc -s tftpd</text:p>
      <text:p text:style-name="P57"/>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0"><text:span text:style-name="T45">share/doc/</text:span><text:a xlink:type="simple" xlink:href="http://xcat.svn.sourceforge.net/svnroot/xcat/xcat-core/trunk/xCAT-client/share/doc/xCAT2.SetupMySQL.odt"><text:span text:style-name="T18">xCAT2.SetupMySQL.pdf</text:span></text:a></text:p>
      <text:p text:style-name="P10"/>
      <text:h text:style-name="Heading_20_1" text:outline-level="1">Install the Service Nodes</text:h>
      <text:h text:style-name="Heading_20_2" text:outline-level="2">Define the HMCs as xCAT nodes</text:h>
      <text:p text:style-name="P33">The xCAT hardware control support requires that the hardware control point for the nodes also be defined as a cluster node.</text:p>
      <text:p text:style-name="P33">The following command will create an xCAT node definition for an HMC with a host name of “<text:span text:style-name="T4">hmc01</text:span>”. <text:s text:c="3"/>The <text:span text:style-name="T4">groups, nodetype, mgt, username</text:span>, and <text:span text:style-name="T4">password</text:span> attributes <text:span text:style-name="T16">must be set</text:span>.</text:p>
      <text:p text:style-name="P54"><text:soft-page-break/>mkdef –t node –o hmc01 groups=”all” <text:s/>nodetype=hmc <text:s/>mgt=hmc <text:s/><text:tab/>username=hscroot <text:s/>password=abc123</text:p>
      <text:h text:style-name="Heading_20_2" text:outline-level="2">Discover the LPARs managed by the HMCs</text:h>
      <text:p text:style-name="P33">This step assumes that the partitions are already created using the standard HMC interfaces. <text:s/></text:p>
      <text:p text:style-name="P33">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33">To write the stanza format output of <text:span text:style-name="T1">rscan</text:span> to a file called “<text:span text:style-name="T4">mystanzafile”</text:span> run the following command.</text:p>
      <text:p text:style-name="P33"><text:tab/><text:span text:style-name="T7">rscan –z hmc01 &gt; mystanzafile</text:span></text:p>
      <text:p text:style-name="P33">The file will contain stanzas for all the LPARs that have been configured as well as some additional information that must also be defined in the xCAT database. <text:s/>It is not necessary to modify the non-LPAR stanzas in any way.</text:p>
      <text:p text:style-name="P33">This file can then be checked and modified as needed. <text:s/>For example you may need to add a different name for the node definition or add additional attributes and values.</text:p>
      <text:p text:style-name="P33">Since we are using service nodes there are several values that <text:span text:style-name="T16">must be </text:span><text:span text:style-name="T15">set</text:span> for the node definitions. <text:s text:c="2"/><text:span text:style-name="T2">You can set these values later, after the nodes have been defined, or you can modify the stanzas to include the values now.</text:span></text:p>
      <text:list text:style-name="L7">
        <text:list-item>
          <text:p text:style-name="P202">Add “service” to the “groups” attribute of all the service nodes. </text:p>
        </text:list-item>
        <text:list-item>
          <text:p text:style-name="P203">Add the name of the service node for a node to the node definition. <text:s/>(Ex. “servicenode=xcatSN01”) <text:s/>If this is not set the default service node is the xCAT management node. <text:s text:c="2"/>This is the name of the service node as it is known by the management node.</text:p>
        </text:list-item>
        <text:list-item>
          <text:p text:style-name="P203"><text:span text:style-name="T15">If the node is on a different subnet you must also set the “xcatmaster” attribute.</text:span> <text:s/>This must be the name of the service node as it is known by the node.</text:p>
        </text:list-item>
        <text:list-item>
          <text:p text:style-name="P203">The “setupnameserver” attribute must be explicitly set to “yes” or “no”. (Ex. “setupnameserver=no”)</text:p>
        </text:list-item>
      </text:list>
      <text:p text:style-name="P33">The updated stanzas might look something like the following. <text:s/><text:span text:style-name="T17"><text:s/></text:span></text:p>
      <text:p text:style-name="P50"/>
      <text:p text:style-name="P50">cl2sn01:</text:p>
      <text:p text:style-name="P50"><text:s text:c="8"/>objtype=node</text:p>
      <text:p text:style-name="P50"><text:s text:c="8"/>nodetype=lpar,osi</text:p>
      <text:p text:style-name="P48"><text:span text:style-name="T35"><text:s text:c="8"/></text:span><text:span text:style-name="T36">id=9</text:span></text:p>
      <text:p text:style-name="P50"><text:s text:c="8"/>hcp=hmc01</text:p>
      <text:p text:style-name="P50"><text:s text:c="8"/>pprofile=lpar9</text:p>
      <text:p text:style-name="P50"><text:s text:c="8"/>parent=Server-9117-MMA-SN10F6F3D</text:p>
      <text:p text:style-name="P50"><text:s text:c="8"/>groups=all,service</text:p>
      <text:p text:style-name="P50"><text:s text:c="8"/>setupnameserver=no</text:p>
      <text:p text:style-name="P48"><text:soft-page-break/><text:span text:style-name="T35"><text:s text:c="8"/></text:span><text:span text:style-name="T36">mgt=hmc</text:span></text:p>
      <text:p text:style-name="P49"/>
      <text:p text:style-name="P49">cl2cn27:</text:p>
      <text:p text:style-name="P49"><text:s text:c="8"/>objtype=node</text:p>
      <text:p text:style-name="P49"><text:s text:c="8"/>nodetype=lpar,osi</text:p>
      <text:p text:style-name="P49"><text:s text:c="8"/>servicenode=cl2sn01</text:p>
      <text:p text:style-name="P48"><text:span text:style-name="T36"><text:s text:c="8"/></text:span><text:span text:style-name="T35">id=7</text:span></text:p>
      <text:p text:style-name="P50"><text:s text:c="8"/>hcp=hmc01</text:p>
      <text:p text:style-name="P50"><text:s text:c="8"/>pprofile=lpar6</text:p>
      <text:p text:style-name="P50"><text:s text:c="8"/>parent=Server-9117-MMA-SN10F6F3D</text:p>
      <text:p text:style-name="P50"><text:s text:c="8"/>groups=all</text:p>
      <text:p text:style-name="P50"><text:s text:c="8"/>mgt=hmc</text:p>
      <text:p text:style-name="P50"/>
      <text:p text:style-name="P48"><text:span text:style-name="T35">Server-9117-MMA-SN10F6F3D</text:span><text:span text:style-name="T36">:</text:span></text:p>
      <text:p text:style-name="P49"><text:s text:c="8"/>objtype=node</text:p>
      <text:p text:style-name="P49"><text:s text:c="8"/>nodetype=fsp</text:p>
      <text:p text:style-name="P48"><text:span text:style-name="T36"><text:s text:c="8"/></text:span><text:span text:style-name="T35">id=5</text:span></text:p>
      <text:p text:style-name="P50"><text:s text:c="8"/>model=9118-575</text:p>
      <text:p text:style-name="P50"><text:s text:c="8"/>serial=02013EB</text:p>
      <text:p text:style-name="P50"><text:s text:c="8"/>hcp=hmc01</text:p>
      <text:p text:style-name="P50"><text:s text:c="8"/>pprofile=</text:p>
      <text:p text:style-name="P50"><text:s text:c="8"/>parent=Server-9458-10099201WM_A</text:p>
      <text:p text:style-name="P50"><text:s text:c="8"/>groups=fsp,all</text:p>
      <text:p text:style-name="P50"><text:s text:c="8"/>mgt=hmc</text:p>
      <text:p text:style-name="P35"/>
      <text:p text:style-name="P33"><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56">The information gathered by the <text:span text:style-name="T1">rscan </text:span>command can be used to create xCAT node definitions. <text:s/></text:p>
          <text:p text:style-name="P56"/>
          <text:p text:style-name="P56">Since we have put all the node information in a stanza file we can now pass the contents of the file to the <text:span text:style-name="T1">mkdef</text:span> command to add the definitions to the database.</text:p>
          <text:p text:style-name="P56">The stanza file will include any LPARs that were already created so it may include nodes other than just the service nodes.</text:p>
          <text:p text:style-name="P56"/>
          <text:p text:style-name="P56"><text:tab/><text:span text:style-name="T13">cat mystanzafile | mkdef –z</text:span></text:p>
        </text:list-header>
      </text:list>
      <text:p text:style-name="P17">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7">Make sure the node attributes required for service nodes support are set as mentioned in the previous step.</text:p>
      <text:h text:style-name="Heading_20_2" text:outline-level="2"><text:soft-page-break/>Add IP addresses and hostnames to /etc/hosts</text:h>
      <text:p text:style-name="Standard"/>
      <text:list text:style-name="L8">
        <text:list-item>
          <text:p text:style-name="P84">TBD</text:p>
        </text:list-item>
      </text:list>
      <text:p text:style-name="Standard"/>
      <text:h text:style-name="Heading_20_2" text:outline-level="2">Create a Service Node operating system image</text:h>
      <text:p text:style-name="Standard"/>
      <text:p text:style-name="P18">Use the xCAT <text:span text:style-name="T2">mknimimage</text:span> command to create an xCAT <text:span text:style-name="T5">osimage</text:span> definition as well as the required NIM installation resources.</text:p>
      <text:p text:style-name="P18">An xCAT <text:span text:style-name="T5">osimage</text:span> definition is used to keep track of a unique operating system image and how it will be deployed. <text:s/></text:p>
      <text:p text:style-name="P18">In order to use NIM to perform a remote network boot of a cluster node the NIM software must be installed, <text:s/>NIM must be configured, and some basic NIM resources must be created.</text:p>
      <text:p text:style-name="P18">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18">When you run the command you must provide a source directory for the required software. <text:s/>For the initial setup this is typically the product media (ex. /dev/cd0) but it could also be the name of an existing NIM “lpp_source” resource. </text:p>
      <text:p text:style-name="P18">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8">For example, <text:s/>to create an <text:span text:style-name="T5">osimage</text:span> named “610SNimage” and the required NIM resources you could run the following command.</text:p>
      <text:p text:style-name="P18"><text:tab/><text:span text:style-name="T6">mknimimage -s /dev/cd0 610SNimage</text:span></text:p>
      <text:p text:style-name="P21">(Creating the NIM resources could take a while!)</text:p>
      <text:p text:style-name="P18">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18">For example:</text:p>
      <text:p text:style-name="P18"><text:tab/><text:span text:style-name="T8">mknimimage -s /dev/cd0 610SNimage resolv_conf=my_resolv_conf</text:span></text:p>
      <text:p text:style-name="P18"><text:span text:style-name="T2">Any additional NIM resources specified on the command line must be previously created using NIM interfaces. </text:span><text:s/>(Which means NIM must already have been configured previously. )</text:p>
      <text:p text:style-name="P18"><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18"><text:soft-page-break/>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18">”), except for the SPOT name. <text:s/>The default name for the SPOT resource will be the same as the </text:span><text:span text:style-name="T5">osimage</text:span><text:span text:style-name="T18"> name.</text:span></text:p>
      <text:p text:style-name="P31">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31">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31">You can list NIM resource definitions using the AIX <text:span text:style-name="T2">lsnim</text:span> command. For example, if the name of your SPOT resource is "<text:span text:style-name="T5">610SNimage</text:span>" then you could get the details by running: <text:s text:c="2"/></text:p>
      <text:p text:style-name="P31"><text:tab/><text:span text:style-name="T11">lsnim -l 610SNimage</text:span></text:p>
      <text:p text:style-name="P31">To see the actual contents of a NIM resource use "<text:span text:style-name="T5">nim -o showres &lt;resource name&gt;</text:span>". <text:s/>For example, to get a list of the software installed in your SPOT you could run:</text:p>
      <text:p text:style-name="P31"><text:s text:c="8"/><text:tab/><text:span text:style-name="T11">nim -o showres <text:s/>610SNimage</text:span></text:p>
      <text:p text:style-name="P30"><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tar.gz and dep-aix*.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71">The NIM command will find the correct directories and update the lpp_source resource.</text:p>
      <text:p text:style-name="P71"><text:soft-page-break/>To get this additional software installed we need a way to tell NIM to include it. <text:s/>To facilitate this xCAT provides two AIX installp bundle files. <text:s text:c="2"/>The files are included in the <text:s/>core-aix-*.tar.gz file.</text:p>
      <text:p text:style-name="P71">To use the bundle files you need to define them as NIM resources and add them to the xCAT <text:span text:style-name="T5">osimage</text:span> definition.</text:p>
      <text:p text:style-name="Text_20_body">Copy the bundle files ( <text:span text:style-name="T41">xCATaixSN.bnd and xCATaixSSH.bnd) to a location where they can be defined as a NIM resource, for example “/install/nim/installp_bundle”.</text:span></text:p>
      <text:p text:style-name="P70">To define the NIM resources you can run the following commands.<text:tab/></text:p>
      <text:p text:style-name="P44">nim -o define -t installp_bundle -a server=master -a location= <text:tab/>/install/nim/installp_bundle/xCATaixSN.bnd <text:s/>xCATaixSN</text:p>
      <text:p text:style-name="P44">nim -o define -t installp_bundle -a server=master -a location= <text:tab/>/install/nim/installp_bundle/xCATaixSSH.bnd <text:s/>xCATaixSSH</text:p>
      <text:p text:style-name="P26">To add these bundle resources to your xCAT osimage definition run”</text:p>
      <text:p text:style-name="P21"><text:span text:style-name="T41"><text:tab/></text:span><text:span text:style-name="T42">chdef -t osimage -o <text:s/></text:span><text:span text:style-name="T43">610SNimage <text:tab/><text:tab/><text:tab/><text:tab/><text:tab/><text:tab/><text:tab/><text:tab/>installp_bundle=”</text:span><text:span text:style-name="T42">xCATaixSN,xCATaixSSH”</text:span></text:p>
      <text:p text:style-name="P26"><text:span text:style-name="T2">Note:</text:span> <text:s/>Make sure the <text:s/>xCATaixSN comes first! <text:s/>There is a temporary issue with the AIX openssh installp package that requires that it be done in a separate bundle file that comes after the <text:s/>xCATaixSN bundle (which contains the openssl dependency.).</text:p>
      <text:p text:style-name="P26"/>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6">chdef -t site -o clustersite domain=mycluster.com 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2">tabedit</text:span> command to add and entry to this table. For example: </text:p>
      <text:p text:style-name="Standard"><text:tab/><text:span text:style-name="T5">tabedit passwd</text:span></text:p>
      <text:p text:style-name="P7"/>
      <text:p text:style-name="Standard"><text:span text:style-name="T18">You will need an entry with a</text:span><text:span text:style-name="T5"> “key” </text:span><text:span text:style-name="T18">set to</text:span><text:span text:style-name="T5"> “system”, </text:span><text:span text:style-name="T18">a</text:span><text:span text:style-name="T5"> “username” </text:span><text:span text:style-name="T18">set to</text:span><text:span text:style-name="T5"> “root” </text:span><text:span text:style-name="T18">and the</text:span><text:span text:style-name="T5"> “password” </text:span><text:span text:style-name="T18">attribute set to whatever attribute you want</text:span><text:span text:style-name="T5">.</text:span></text:p>
      <text:p text:style-name="P7"/>
      <text:p text:style-name="P4">You can change the passwords on the nodes at any time using <text:span text:style-name="T2">xdsh</text:span> and the AIX <text:span text:style-name="T2">chpasswd</text:span> command.</text:p>
      <text:p text:style-name="P4"><text:soft-page-break/></text:p>
      <text:p text:style-name="P4">For example:</text:p>
      <text:p text:style-name="P4"><text:tab/></text:p>
      <text:p text:style-name="P4"><text:tab/><text:span text:style-name="T5">xdsh node01 'echo “root:mypw” | chpasswd -c'</text:span></text:p>
      <text:p text:style-name="Standard"><text:span text:style-name="_20_Char"><text:span text:style-name="T18"/></text:span></text:p>
      <text:h text:style-name="Heading_20_2" text:outline-level="2"><text:span text:style-name="_20_Char">Define xCAT networks</text:span></text:h>
      <text:p text:style-name="P18">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38"/>
      <text:p text:style-name="P10">In our example we will assume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2">mkdef -t network -o net1 net=9.114.0.0 mask=255.255.255.224 <text:tab/><text:tab/><text:tab/><text:tab/>gateway=9.114.113.254</text:span></text:p>
      <text:p text:style-name="P51"><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Standard">TBD </text:p>
      <text:p text:style-name="Standard"/>
      <text:p text:style-name="P27">For this example we are assuming that the xCAT management node and the LPARs are all on the same network. <text:s/></text:p>
      <text:p text:style-name="P28">However, depending on your specific situation, you may need to create additional NIM network and route definitions. <text:s/></text:p>
      <text:p text:style-name="P28"/>
      <text:p text:style-name="P28">- TBD – add example for NIM network setup</text:p>
      <text:p text:style-name="P29">nim -o define -t ent -a net_addr=10.0.0.0 -a snm=255.0.0.0 -a routing2='default 10.0.0.241' clstr_net</text:p>
      <text:p text:style-name="P28"/>
      <text:p text:style-name="P29">nim -o change -a if2='clstr_net xcataixmn 0' -a cable_type2=N/A master</text:p>
      <text:p text:style-name="P29"/>
      <text:p text:style-name="P29"><text:soft-page-break/>nim -o change -a routing2='master_net 10.0.0.241 c906mgrs1.ppd.pok.ibm.com' clstr_net</text:p>
      <text:p text:style-name="P28"/>
      <text:p text:style-name="Text_20_body">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See the NIM documentation for details on creating additional network and route definitions.<text:span text:style-name="T37"> <text:s/></text:span><text:span text:style-name="T37">(</text:span><text:span text:style-name="HTML_20_Cite"><text:span text:style-name="T40">IBM AIX Installation Guide and Reference</text:span></text:span><text:span text:style-name="T37">. </text:span><text:a xlink:type="simple" xlink:href="http://www-03.ibm.com/servers/aix/library/index.html"><text:span text:style-name="nobr"><text:span text:style-name="T37">http://www-03.ibm.com/servers/aix/library/index.html</text:span></text:span></text:a><text:span text:style-name="T37">)</text:span></text:p>
      <text:h text:style-name="Heading_20_2" text:outline-level="2">Define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56">There are two basic ways to create xCAT node groups. <text:s text:c="2"/>You can either set the “groups” attribute of the node definition or you can create a group directly. <text:s/></text:p>
        </text:list-header>
      </text:list>
      <text:p text:style-name="P207"/>
      <text:p text:style-name="P207">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56"/>
        </text:list-header>
      </text:list>
      <text:p text:style-name="P18"><text:tab/><text:span text:style-name="T10">chdef –t node -p –o sn01,sn02 groups=service </text:span></text:p>
      <text:p text:style-name="P18">The “-p” option specifies that “service” be added to any existing value for the “groups” attribute.</text:p>
      <text:list text:style-name="WW8Num2" text:continue-numbering="true">
        <text:list-header>
          <text:p text:style-name="P56">The second option would be to create a new group definition directly using the <text:span text:style-name="T1">mkdef</text:span> command as follows.</text:p>
          <text:p text:style-name="P56"/>
        </text:list-header>
      </text:list>
      <text:p text:style-name="P18"><text:tab/><text:span text:style-name="T10">mkdef –t group –o service members=”sn01,sn02”</text:span></text:p>
      <text:p text:style-name="P18">These two options will result in exactly the same definitions and attribute values being created.</text:p>
      <text:h text:style-name="Heading_20_2" text:outline-level="2"><text:span text:style-name="_20_Char"><text:span text:style-name="T20"><text:s/>Include </text:span></text:span><text:span text:style-name="_20_Char"><text:span text:style-name="T20">customization scripts</text:span></text:span><text:span text:style-name="_20_Char"><text:span text:style-name="T26"> </text:span></text:span></text:h>
      <text:p text:style-name="P27"><text:span text:style-name="_20_Char"><text:span text:style-name="T20">xCAT supports the running of customization scripts on the nodes when they are installed. <text:s text:c="2"/></text:span></text:span></text:p>
      <text:p text:style-name="P27"><text:span text:style-name="_20_Char"><text:span text:style-name="T20">This support includes:</text:span></text:span></text:p>
      <text:list text:style-name="L10">
        <text:list-item>
          <text:p text:style-name="P107"><text:span text:style-name="_20_Char"><text:span text:style-name="T20">The running of a set of customization scripts that are required by xCAT.</text:span></text:span></text:p>
          <text:p text:style-name="P206"><text:span text:style-name="_20_Char"><text:span text:style-name="T20">You can see what scripts xCAT will run by default by looking at the “xcatdefaults” entry in the xCAT “postscripts” database table. ( I.e. Run “tabdump postscripts”.). <text:s/>You can change the default setting by using the </text:span></text:span><text:soft-page-break/><text:span text:style-name="_20_Char"><text:span text:style-name="T20">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 The scripts are contained in the /install/postscripts directory on the xCAT management node.</text:span></text:span></text:p>
        </text:list-item>
        <text:list-item>
          <text:p text:style-name="P107"><text:span text:style-name="_20_Char"><text:span text:style-name="T20">The optional running of customization scripts provided by xCAT.</text:span></text:span></text:p>
          <text:p text:style-name="P107"><text:span text:style-name="_20_Char"><text:span text:style-name="T20">There is a set of xCAT customization scripts provided in the /install/postscripts directory that can be used to perform optional tasks such as additional adapter configuration. <text:s/></text:span></text:span></text:p>
        </text:list-item>
        <text:list-item>
          <text:p text:style-name="P107"><text:span text:style-name="_20_Char"><text:span text:style-name="T20">The optional running of user-provided customization scripts.</text:span></text:span></text:p>
        </text:list-item>
      </text:list>
      <text:p text:style-name="P27"><text:span text:style-name="_20_Char"><text:span text:style-name="T20"><text:tab/>To have your script run on the nodes:</text:span></text:span></text:p>
      <text:list text:style-name="L11">
        <text:list-item>
          <text:p text:style-name="P114"><text:span text:style-name="_20_Char"><text:span text:style-name="T20">Put a copy of your script in /install/postscripts on the xCAT management node. <text:s/>(Make sure it is executable.)</text:span></text:span></text:p>
        </text:list-item>
        <text:list-item>
          <text:p text:style-name="P114"><text:span text:style-name="_20_Char"><text:span text:style-name="T20">Set the “postscripts” attribute of the node definition to include the comma separated list of the scripts that you want to be executed on the nodes. </text:span></text:span><text:span text:style-name="_20_Char"><text:span text:style-name="T26">The order of the scripts in the list determines the order in which they will be run. </text:span></text:span><text:span text:style-name="_20_Char"><text:span text:style-name="T20">For example, if you want to have your two </text:span></text:span><text:span text:style-name="_20_Char"><text:span text:style-name="T20">scripts called “foo” and “bar” run on node “node01” you could use the </text:span></text:span><text:span text:style-name="_20_Char"><text:span text:style-name="T21">chdef</text:span></text:span><text:span text:style-name="_20_Char"><text:span text:style-name="T20"> command as follows.</text:span></text:span></text:p>
        </text:list-item>
      </text:list>
      <text:p text:style-name="P53"><text:span text:style-name="_20_Char"><text:span text:style-name="T20"><text:tab/><text:tab/></text:span></text:span><text:span text:style-name="_20_Char"><text:span text:style-name="T22">chdef -t node -o node01 -p postscripts=foo,bar</text:span></text:span></text:p>
      <text:p text:style-name="P53"><text:span text:style-name="_20_Char"><text:span text:style-name="T26"><text:tab/>(The “-p” means to add these to whatever is already set.)</text:span></text:span></text:p>
      <text:p text:style-name="P27"><text:span text:style-name="_20_Char"><text:span text:style-name="T28">Note: T</text:span></text:span><text:span text:style-name="_20_Char"><text:span text:style-name="T29">he customization scripts are run during the boot process (out of /etc/inittab).</text:span></text:span></text:p>
      <text:h text:style-name="Heading_20_3" text:outline-level="3"><text:span text:style-name="_20_Char"><text:span text:style-name="T27"><text:s/>Add “servicnode” script for service nodes</text:span></text:span></text:h>
      <text:p text:style-name="P27"><text:span text:style-name="_20_Char"><text:span text:style-name="T27">You must a</text:span></text:span><text:span text:style-name="_20_Char"><text:span text:style-name="T27">dd the “servicenode” script to the </text:span></text:span><text:span text:style-name="_20_Char"><text:span text:style-name="T23">postscripts</text:span></text:span><text:span text:style-name="_20_Char"><text:span text:style-name="T27"> attribute of all the service node definitions.</text:span></text:span><text:span text:style-name="_20_Char"><text:span text:style-name="T26"> <text:s/>For example, to add the “servicenode” postscript to all nodes in the group called “service” you could run the following command.</text:span></text:span></text:p>
      <text:p text:style-name="P27"><text:span text:style-name="_20_Char"><text:span text:style-name="T22"><text:tab/></text:span></text:span><text:span text:style-name="_20_Char"><text:span text:style-name="T24">chdef -p -t node service postscripts=servicenode</text:span></text:span></text:p>
      <text:h text:style-name="Heading_20_3" text:outline-level="3"><text:span text:style-name="_20_Char"><text:span text:style-name="T28"><text:s text:c="2"/>Add NTP setup script (optional</text:span></text:span></text:h>
      <text:p text:style-name="Standard"><text:span text:style-name="_20_Char"><text:span text:style-name="T28"/></text:span></text:p>
      <text:p text:style-name="P27"><text:span text:style-name="_20_Char"><text:span text:style-name="T28">- TBD</text:span></text:span></text:p>
      <text:p text:style-name="P27"><text:span text:style-name="_20_Char"><text:span text:style-name="T29"/></text:span></text:p>
      <text:h text:style-name="Heading_20_2" text:outline-level="2">Gather MAC information for the install adapters.</text:h>
      <text:p text:style-name="P17">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here are multiple adapters the first one will be written to the database</text:span>. <text:s/>The command can also be used to do a ping test on the adapter interfaces to determine which ones could be used to perform the network boot.</text:p>
      <text:p text:style-name="P17"><text:soft-page-break/>Before running <text:span text:style-name="T2">getmacs</text:span> you must first run the <text:span text:style-name="T2">makeconservercf </text:span><text:span text:style-name="T51">command</text:span>. <text:s/>You need to run <text:span text:style-name="T2">makeconservercf</text:span> any time you add new nodes to the cluster.</text:p>
      <text:p text:style-name="P17"><text:tab/> <text:span text:style-name="T2">makeconservercf</text:span></text:p>
      <text:p text:style-name="P17">For example, to retrieve the MAC address for all the nodes in the group “<text:span text:style-name="T5">aixnodes</text:span>” and write the first adapter MAC to the xCAT database you could issue the following command.</text:p>
      <text:p text:style-name="P65"><text:tab/><text:span text:style-name="T7">getmacs aixnodes</text:span></text:p>
      <text:p text:style-name="P66">To display all adapter information but not write anything to the database.</text:p>
      <text:p text:style-name="P66"><text:tab/><text:span text:style-name="T6">getmacs -d <text:s/>aixnodes</text:span></text:p>
      <text:p text:style-name="P17">To retrieve the MAC address and do a ping test to determine which adapter MAC to use for the node you could issue the following command. <text:s/>(The ping operation may take a while to complete.)</text:p>
      <text:p text:style-name="P65"><text:tab/><text:span text:style-name="T6">getmacs -d aixnodes -S 10.14.0.2 -G 10.14.0.2 -C 10.14.0.4</text:span></text:p>
      <text:p text:style-name="P65">The output would be similar to the following.</text:p>
      <text:p text:style-name="P67"># Type <text:s text:c="2"/>Location Code <text:s text:c="2"/>MAC Address <text:s/>Full Path Name <text:s/>Ping Result <text:s/>Device Type</text:p>
      <text:p text:style-name="Text_20_body"><text:span text:style-name="T48">ent U9125.F2A.024C362-V6-C2-T1 fef9dfb7</text:span><text:span text:style-name="T33">c602 </text:span><text:a xlink:type="simple" xlink:href="/vdevice/l-lan@30000002"><text:span text:style-name="T25">/vdevice/l-lan@30000002</text:span></text:a><text:span text:style-name="T33"> <text:s/>successfu</text:span><text:span text:style-name="T32">l</text:span><text:span text:style-name="T48"> virtual</text:span></text:p>
      <text:p text:style-name="P67">ent U9125.F2A.024C362-V6-C3-T1 fef9dfb7c603 /vdevice/l-lan@30000003 unsuccessful virtual</text:p>
      <text:p text:style-name="P68">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h text:style-name="P32" text:outline-level="2">Create NIM client &amp; group definitions</text:h>
      <text:p text:style-name="P9">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9"/>
      <text:p text:style-name="P9">To create NIM machine definitions for your service nodes you could run the following command. </text:p>
      <text:p text:style-name="P9"><text:s/></text:p>
      <text:p text:style-name="P59">xcat2nim -t node service</text:p>
      <text:p text:style-name="P58"/>
      <text:p text:style-name="P9">To create NIM group definition for the group “service” <text:s/>you could run the following command.</text:p>
      <text:p text:style-name="P15"><text:soft-page-break/><text:line-break/><text:tab/><text:span text:style-name="T7">xcat2nim –t group –o service</text:span></text:p>
      <text:p text:style-name="P15"/>
      <text:p text:style-name="P15">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5">NIM database</text:span>).</text:p>
      <text:p text:style-name="Text_20_body"/>
      <text:p text:style-name="P15"><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5"><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5"/>
      <text:p text:style-name="P15"><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5"><text:span text:style-name="_20_Char"/></text:p>
      <text:p text:style-name="P41">nimnodeset -i <text:s/><text:span text:style-name="T14">610SNimage </text:span>service</text:p>
      <text:p text:style-name="P15">To verify that you have allocated all the NIM resources that you need you can run the “<text:span text:style-name="T1">lsnim –l</text:span>” command. <text:s/>For example, to check all the nodes in the group “service” <text:s/>you could run the following command.</text:p>
      <text:p text:style-name="P16"/>
      <text:p text:style-name="P40">lsnim -l service</text:p>
      <text:p text:style-name="P20"><text:span text:style-name="_20_Char"><text:span text:style-name="T37">The command </text:span></text:span><text:span text:style-name="T37">will also set the “</text:span><text:span text:style-name="T39">profile</text:span><text:span text:style-name="_20_Char"><text:span text:style-name="T37">” attribute in the xCAT node definitions to “</text:span></text:span><text:span text:style-name="_20_Char"><text:span text:style-name="T39">610SNimage</text:span></text:span><text:span text:style-name="_20_Char"><text:span text:style-name="T37"> “. <text:s/>Once this attribute is set you can run the </text:span></text:span><text:span text:style-name="_20_Char"><text:span text:style-name="T38">nimnodeset</text:span></text:span><text:span text:style-name="_20_Char"><text:span text:style-name="T37"> command without the “-i” option.</text:span></text:span></text:p>
      <text:p text:style-name="P23"/>
      <text:h text:style-name="Heading_20_2" text:outline-level="2"><text:s/>Open a remote console (optional)</text:h>
      <text:p text:style-name="P18">You can open a remote console to monitor the boot progress using the xCAT <text:span text:style-name="T1">rcons</text:span> command. <text:s/>This command requires that you have <text:span text:style-name="T2">conserver</text:span> installed and configured. <text:s/></text:p>
      <text:p text:style-name="P133">If you wish to monitor a network installation you must run rcons before initiating a network boot.</text:p>
      <text:p text:style-name="P161"><text:tab/><text:tab/>To configure conserver run:</text:p>
      <text:p text:style-name="P146">makeconservercf <text:s text:c="3"/></text:p>
      <text:p text:style-name="P18">To start a console:</text:p>
      <text:p text:style-name="P146">rcons node01</text:p>
      <text:p text:style-name="P132">Note: <text:s/>You must always run makeconservercf after you define new cluster nodes.</text:p>
      <text:h text:style-name="Heading_20_2" text:outline-level="2"><text:soft-page-break/>Initiate a network boot</text:h>
      <text:p text:style-name="P17">Initiate a remote network boot request using the xCAT <text:span text:style-name="T2">rnetboot</text:span> command. <text:s/>For example, to initiate a network boot of all nodes in the group “<text:span text:style-name="T5">service</text:span>” you could issue the following command.</text:p>
      <text:p text:style-name="P46">rnetboot <text:s/>service</text:p>
      <text:p text:style-name="P11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116">chdef -t site -o clustersite ppctimeout=180</text:p>
      <text:h text:style-name="Heading_20_2" text:outline-level="2">Verify the deployment</text:h>
      <text:list text:style-name="WW8Num33">
        <text:list-header>
          <text:p text:style-name="P127"/>
        </text:list-header>
      </text:list>
      <text:list text:style-name="WW8Num33">
        <text:list-item text:start-value="1">
          <text:p text:style-name="P120">You can use the AIX <text:span text:style-name="kwd"><text:span text:style-name="T1">lsnim</text:span></text:span> command to see the state of the NIM installation for a particular node, by running the following command on the NIM master: </text:p>
          <text:p text:style-name="P130"><text:span text:style-name="T10">lsnim -l &lt;</text:span><text:span text:style-name="var"><text:span text:style-name="T10">clientname&gt;</text:span></text:span></text:p>
        </text:list-item>
        <text:list-item>
          <text:p text:style-name="P120">Retry and troubleshooting tips: </text:p>
        </text:list-item>
      </text:list>
      <text:list text:style-name="L12">
        <text:list-item>
          <text:p text:style-name="P134">For p6 lpars, it may be helpful to bring up the HMC web interface in a browser and watch the lpar status and reference codes as the node boots.</text:p>
        </text:list-item>
        <text:list-item>
          <text:p text:style-name="P134">Verify network connections</text:p>
        </text:list-item>
        <text:list-item>
          <text:p text:style-name="P134">If the <text:span text:style-name="T2">rnetboot</text:span> returns “unsuccessful” for a node:</text:p>
        </text:list-item>
        <text:list-item>
          <text:p text:style-name="P147">Check /etc/bootptab to make sure an entry exists for the node.</text:p>
        </text:list-item>
        <text:list-item>
          <text:p text:style-name="P147">Verify that the information in /tftpboot/&lt;node&gt;.info is correct.</text:p>
        </text:list-item>
        <text:list-item>
          <text:p text:style-name="P147">Stop and restart inetd:</text:p>
        </text:list-item>
      </text:list>
      <text:p text:style-name="P190">stopsrc -s inetd</text:p>
      <text:p text:style-name="P190">startsrc -s inetd</text:p>
      <text:list text:style-name="L13">
        <text:list-item>
          <text:p text:style-name="P185">Stop and restart tftp:</text:p>
        </text:list-item>
      </text:list>
      <text:p text:style-name="P190">stopsrc -s tftp</text:p>
      <text:p text:style-name="P190">startsrc -s tftp</text:p>
      <text:list text:style-name="L13">
        <text:list-item text:start-value="1">
          <text:p text:style-name="P185"/>
        </text:list-item>
      </text:list>
      <text:list text:style-name="L12">
        <text:list-item text:start-value="1">
          <text:p text:style-name="P134">Verify NFS is running properly and mounts can be performed with this NFS server:</text:p>
        </text:list-item>
        <text:list-item>
          <text:p text:style-name="P147">View /etc/exports for correct mount information. <text:s/></text:p>
        </text:list-item>
        <text:list-item>
          <text:p text:style-name="P147">Run the <text:span text:style-name="T2">showmount</text:span> and <text:span text:style-name="T2">exportfs</text:span> commands. </text:p>
        </text:list-item>
        <text:list-item>
          <text:p text:style-name="P147">Stop and restart the NFS and related daemons:</text:p>
        </text:list-item>
      </text:list>
      <text:p text:style-name="P198">stopsrc -g nfs</text:p>
      <text:p text:style-name="P198">startsrc -g nfs</text:p>
      <text:list text:style-name="L12">
        <text:list-item text:start-value="1">
          <text:p text:style-name="P159">Attempt to mount a filesystem from another system on the network.</text:p>
        </text:list-item>
        <text:list-item>
          <text:p text:style-name="P142">If the <text:span text:style-name="T2">rnetboot</text:span> operation is successful, but <text:span text:style-name="T2">lsnim</text:span> shows that the node is stuck at one of the netboot phases, you may need to redo your NIM definitions. <text:s/>Try the “short” approach first:</text:p>
        </text:list-item>
      </text:list>
      <text:p text:style-name="P36"><text:soft-page-break/>nim -F -o reset node01</text:p>
      <text:p text:style-name="P36">nim -o dkls_init node01</text:p>
      <text:p text:style-name="P36">rnetboot -f node01</text:p>
      <text:list text:style-name="L12">
        <text:list-item text:start-value="1">
          <text:p text:style-name="P142">If that doesn't work, you may need to delete the entire client definition from NIM and recreate it:</text:p>
        </text:list-item>
      </text:list>
      <text:p text:style-name="P36">nim -F -o reset node01</text:p>
      <text:p text:style-name="P36">nim -o deallocate -a root=root -a paging=paging -a dump=dump -a spot=61cosi node01</text:p>
      <text:p text:style-name="P36">nim -o remove node01</text:p>
      <text:p text:style-name="P36">mkdsklsnode -i 61cosi node01</text:p>
      <text:list text:style-name="WW8Num33">
        <text:list-header>
          <text:p text:style-name="P127">rnetboot -f node01</text:p>
        </text:list-header>
      </text:list>
      <text:p text:style-name="P22"/>
      <text:h text:style-name="Heading_20_2" text:outline-level="2"><text:s/>Configure additional adapters on the service nodes (optional)</text:h>
      <text:p text:style-name="Standard"/>
      <text:p text:style-name="Standard"><text:span text:style-name="T2">TBD</text:span> <text:s/>- use configeth? - w/updatenode – or do manaually ???</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4">
        <text:list-item>
          <text:p text:style-name="P88">Check if NIM has been installed and configured by running “lsnim -a” or some other basic NIM command on the service node.</text:p>
        </text:list-item>
        <text:list-item>
          <text:p text:style-name="P88">Check to see if all the additional software has been installed. <text:s/>For example, Run “rpm -qa” to see if the xCAT and dependency software is installed.</text:p>
        </text:list-item>
        <text:list-item>
          <text:p text:style-name="P88">Try running some xCAT commands such as <text:span text:style-name="T2">lsdef </text:span><text:span text:style-name="T51">to see if the xctd daemon is running and if data can be retrieved from the xCAT database on the management node.</text:span></text:p>
        </text:list-item>
        <text:list-item>
          <text:p text:style-name="P91">If using SSH for your remote shell try to ssh to the service nodes from the management node.</text:p>
        </text:list-item>
      </text:list>
      <text:p text:style-name="P3"/>
      <text:h text:style-name="Heading_20_1" text:outline-level="1"><text:soft-page-break/>Install the cluster nodes</text:h>
      <text:h text:style-name="Heading_20_2" text:outline-level="2">Create a diskless image</text:h>
      <text:p text:style-name="P18">In order to boot a diskless AIX node using xCAT and NIM you must create an xCAT <text:span text:style-name="T5">osimage</text:span> definition as well as several NIM resources.</text:p>
      <text:p text:style-name="P18">You can use the xCAT <text:span text:style-name="T2">mknimimage</text:span> command to automate this process.</text:p>
      <text:p text:style-name="P18"><text:span text:style-name="T20">There are several NIM resources that must be created in order to deploy a diskless node. The main resource is the NIM SPOT (Shared Product Object Tree). <text:s/>An AIX diskless image is essentially a SPOT. <text:s/>It</text:span><text:span text:style-name="T18"> </text:span>provides a <text:span text:style-name="Strong_20_Emphasis">/usr</text:span> file system for diskless nodes and a root directory whose contents will be used for the initial diskless nodes root directory. It also provides network boot support. <text:s/>The <text:span text:style-name="T2">mknimimage</text:span> command also creates default NIM <text:span text:style-name="T5">lpp_source, root, dump,</text:span> and <text:span text:style-name="T5">paging</text:span> resources.</text:p>
      <text:p text:style-name="P18">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18">”). </text:span></text:p>
      <text:p text:style-name="P18">For example, to create a diskless image called “<text:span text:style-name="T5">61cosi</text:span>” using the AIX product CDs you could issue the following command.</text:p>
      <text:p text:style-name="P18"><text:tab/><text:span text:style-name="T12">mknimimage -t diskless -s /dev/cd0 61cosi</text:span></text:p>
      <text:p text:style-name="P18">(Note that this operation could take a while to complete!)</text:p>
      <text:p text:style-name="P18">The command will display a summary of what was created when it completes.</text:p>
      <text:p text:style-name="P18">The NIM resources will be created in a subdirectory of <text:span text:style-name="T3">/install/nim </text:span><text:span text:style-name="T18">by default.</text:span> <text:s/>You can use the “-l” option to specify a different location.</text:p>
      <text:p text:style-name="P18">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18">you could run the command as follows. <text:s/></text:span><text:span text:style-name="T19">This assumes that the “</text:span><text:span text:style-name="T9">61cosi_resolv_conf”</text:span><text:span text:style-name="T19"> resources has already been created using NIM commands.</text:span></text:p>
      <text:p text:style-name="P22"><text:tab/>mknimimage -t diskless -s /dev/cd0 61cosi resolv_conf=61cosi_resolv_conf</text:p>
      <text:p text:style-name="P31">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31">To get details for the NIM resource definitions use the AIX <text:span text:style-name="T2">lsnim</text:span> command. For example, if the name of your SPOT resource is "<text:span text:style-name="T5">61cosi</text:span>" then you could get the details by running: <text:s text:c="2"/></text:p>
      <text:p text:style-name="P31"><text:tab/><text:span text:style-name="T11">lsnim -l 61cosi</text:span></text:p>
      <text:p text:style-name="P31"><text:soft-page-break/>To see the actual contents of a NIM resource use "<text:span text:style-name="T5">nim -o showres &lt;resource name&gt;</text:span>". <text:s/>For example, to get a list of the software installed in your SPOT you could run:</text:p>
      <text:p text:style-name="P31"><text:s text:c="8"/><text:tab/><text:span text:style-name="T11">nim -o showres <text:s/>61cosi</text:span></text:p>
      <text:h text:style-name="Heading_20_2" text:outline-level="2">Update the SPOT <text:s/>(optional)</text:h>
      <text:list text:style-name="WW8Num18">
        <text:list-item>
          <text:list>
            <text:list-header>
              <text:p text:style-name="P162">The SPOT created in the previous step should be considered the basic <text:span text:style-name="T15">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5">You must install any additional software you need and make any customizations to the image before you boot the nodes.</text:p>
      <text:p text:style-name="P25">See the section called “<text:span text:style-name="T49">Updating a NIM SPOT resource” later in this document for details on how to update a SPOT resource.</text:span></text:p>
      <text:h text:style-name="Heading_20_2" text:outline-level="2">Define xCAT networks</text:h>
      <text:p text:style-name="P18">Create a network definition for each network that contains cluster nodes. <text:s/>You will need a name for the network and values for the following attributes.</text:p>
      <text:p text:style-name="P10"><text:tab/><text:span text:style-name="T2">net</text:span> <text:s text:c="11"/>The network address.</text:p>
      <text:p text:style-name="P10"><text:tab/><text:span text:style-name="T2">mask</text:span> <text:s text:c="7"/>The network mask.</text:p>
      <text:p text:style-name="P10"><text:tab/><text:span text:style-name="T2">gateway</text:span> <text:s text:c="3"/>The network gateway.</text:p>
      <text:p text:style-name="P38"/>
      <text:p text:style-name="P10">This “How-To” assumes that all the cluster node management interfaces and the xCAT management node interface are on the same network. You can use the xCAT <text:span text:style-name="T2">mkdef</text:span> command to define the network. </text:p>
      <text:p text:style-name="P10"/>
      <text:p text:style-name="P10">For example:</text:p>
      <text:p text:style-name="P10"/>
      <text:p text:style-name="P10"><text:tab/><text:span text:style-name="T12">mkdef -t network -o net1 net=9.114.113.224 mask=255.255.255.224 <text:tab/><text:tab/><text:tab/><text:tab/>gateway=9.114.113.254</text:span></text:p>
      <text:p text:style-name="P52"/>
      <text:list text:style-name="WW8Num18" text:continue-numbering="true">
        <text:list-item>
          <text:list text:continue-numbering="true">
            <text:list-header>
              <text:p text:style-name="P164">Note<text:span text:style-name="T50">: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text:span><text:span text:style-name="T50">future xCAT enhancement will simplify this by automatically creating NIM network definitions based on the xCAT definitions.</text:span></text:p>
            </text:list-header>
          </text:list>
        </text:list-item>
      </text:list>
      <text:h text:style-name="Heading_20_2" text:outline-level="2">Define the LPARs currently managed by the HMC</text:h>
      <text:p text:style-name="P33">This step assumes that <text:s/>LPARs were already created using the standard HMC interfaces. </text:p>
      <text:p text:style-name="P33"><text:soft-page-break/>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33">To write the stanza format output of <text:span text:style-name="T1">rscan</text:span> to a file called “<text:span text:style-name="T4">mystanzafile”</text:span> run the following command.</text:p>
      <text:p text:style-name="P33"><text:tab/><text:span text:style-name="T13">rscan –z hmc01 &gt; mystanzafile</text:span></text:p>
      <text:p text:style-name="P33">This file can then be checked and modified as needed. <text:s/>For example you may need to add a different name for the node definition or add additional attributes and values etc. <text:s/></text:p>
      <text:p text:style-name="P33"><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56">The information gathered by the <text:span text:style-name="T1">rscan </text:span>command can be used to create xCAT node definitions.</text:p>
          <text:p text:style-name="P56"/>
          <text:p text:style-name="P56">Since we have put all the node information in a stanza file we can now pass the contents of the file to the <text:span text:style-name="T1">mkdef</text:span> command to add the definitions to the database.</text:p>
          <text:p text:style-name="P56"/>
          <text:p text:style-name="P56"><text:tab/><text:span text:style-name="T13">cat mystanzafile | mkdef –z</text:span></text:p>
        </text:list-header>
      </text:list>
      <text:p text:style-name="P17">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cluster nodes</text:h>
      <text:p text:style-name="Standard"/>
      <text:p text:style-name="Standard">!!!! need process – <text:span text:style-name="T2">TBD</text:span></text:p>
      <text:p text:style-name="Standard"/>
      <text:list text:style-name="L15">
        <text:list-item>
          <text:p text:style-name="P92">use mkvm to create additional diskless partitions – per cec</text:p>
        </text:list-item>
        <text:list-item>
          <text:p text:style-name="P92">mkvm -V c906f01c01p02 -i 4 -n c906f01c01p04-c906f01c01p29</text:p>
        </text:list-item>
        <text:list-item>
          <text:p text:style-name="P92"/>
        </text:list-item>
      </text:list>
      <text:p text:style-name="Standard"/>
      <text:p text:style-name="Standard">Make sure “servicenode” is set to the name of the service node as known by the management node and “xcatmaster” is set to the name of the service node as known by the node.</text:p>
      <text:h text:style-name="Heading_20_2" text:outline-level="2">Gather MAC information for the node boot adapters.</text:h>
      <text:p text:style-name="P17">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5">If <text:s/>there are multiple adapters the first one will be written to the database</text:span>.) <text:s/>The command can also be used to do a ping test on the <text:soft-page-break/>adapter interfaces to determine which ones could be used to perform the network boot.</text:p>
      <text:p text:style-name="P17">For example, to retrieve the MAC address for all the nodes in the group “<text:span text:style-name="T5">aixnodes</text:span>” and write the first adapter MAC to the xCAT database you could issue the following command.</text:p>
      <text:p text:style-name="P65"><text:tab/><text:span text:style-name="T7">getmacs aixnodes</text:span></text:p>
      <text:p text:style-name="P66">To display all adapter information but not write anything to the database.</text:p>
      <text:p text:style-name="P66"><text:tab/><text:span text:style-name="T6">getmacs -d <text:s/>aixnodes</text:span></text:p>
      <text:p text:style-name="P17">To retrieve the MAC address and do a ping test to determine which adapter MAC to use for the node you could issue the following command. <text:s/>(The ping operation may take a while to complete.)</text:p>
      <text:p text:style-name="P65"><text:tab/><text:span text:style-name="T6">getmacs -d aixnodes -S 10.14.0.2 -G 10.14.0.2 -C 10.14.0.4</text:span></text:p>
      <text:p text:style-name="P65">The output would be similar to the following.</text:p>
      <text:p text:style-name="P67"># Type <text:s text:c="2"/>Location Code <text:s text:c="2"/>MAC Address <text:s/>Full Path Name <text:s/>Ping Result <text:s/>Device Type</text:p>
      <text:p text:style-name="Text_20_body"><text:span text:style-name="T48">ent U9125.F2A.024C362-V6-C2-T1 fef9dfb7</text:span><text:span text:style-name="T33">c602 </text:span><text:a xlink:type="simple" xlink:href="/vdevice/l-lan@30000002"><text:span text:style-name="T25">/vdevice/l-lan@30000002</text:span></text:a><text:span text:style-name="T33"> <text:s/>successfu</text:span><text:span text:style-name="T32">l</text:span><text:span text:style-name="T48"> virtual</text:span></text:p>
      <text:p text:style-name="P67">ent U9125.F2A.024C362-V6-C3-T1 fef9dfb7c603 /vdevice/l-lan@30000003 unsuccessful virtual</text:p>
      <text:p text:style-name="P68">From this result you can see that “ <text:span text:style-name="T48">fef9dfb7c602</text:span><text:span text:style-name="T47">” should be used for this nodes MAC address.</text:span></text:p>
      <text:p text:style-name="Text_20_body">For more information on using the <text:span text:style-name="T2">getmacs</text:span> command see the man page.</text:p>
      <text:p text:style-name="P69">To add the MAC value to the node definition you can use the <text:span text:style-name="T2">chdef</text:span> command. <text:s/>For example:</text:p>
      <text:p text:style-name="P25"><text:tab/><text:span text:style-name="T5">chdef -t node node01 mac=fef9dfb7c603</text:span></text:p>
      <text:h text:style-name="P32" text:outline-level="2">Define xCAT groups (optional)</text:h>
      <text:list text:style-name="WW8Num2" text:continue-numbering="true">
        <text:list-header>
          <text:p text:style-name="P56"/>
          <text:p text:style-name="P56">There are two basic ways to create xCAT node groups. <text:s text:c="2"/>You can either set the “groups” attribute of the node definition or you can create a group directly. <text:s/></text:p>
        </text:list-header>
      </text:list>
      <text:p text:style-name="P207"/>
      <text:p text:style-name="P207">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56"/>
        </text:list-header>
      </text:list>
      <text:p text:style-name="P18"><text:tab/><text:span text:style-name="T10">chdef -p –t node –o node01,node02,node03 groups=aixnodes </text:span></text:p>
      <text:p text:style-name="P18"><text:soft-page-break/>The “-p” option specifies that “aixnodes” be added to any existing value for the “groups” attribute.</text:p>
      <text:list text:style-name="WW8Num2" text:continue-numbering="true">
        <text:list-header>
          <text:p text:style-name="P56">The second option would be to create a new group definition directly using the <text:span text:style-name="T1">mkdef</text:span> command as follows.</text:p>
          <text:p text:style-name="P56"/>
        </text:list-header>
      </text:list>
      <text:p text:style-name="P18"><text:tab/><text:span text:style-name="T10">mkdef –t group –o aixnodes members=”node01,node02,node03”</text:span></text:p>
      <text:p text:style-name="P19">These two options will result in exactly the same definitions and attribute values being created.</text:p>
      <text:h text:style-name="Heading_20_2" text:outline-level="2"><text:span text:style-name="_20_Char"><text:s/></text:span><text:span text:style-name="_20_Char"><text:span text:style-name="T20">Set up post boot scripts (optional)</text:span></text:span></text:h>
      <text:list text:style-name="L16">
        <text:list-header>
          <text:p text:style-name="P95"><text:span text:style-name="_20_Char"><text:span text:style-name="T20"/></text:span></text:p>
        </text:list-header>
      </text:list>
      <text:p text:style-name="Standard"><text:span text:style-name="_20_Char"><text:span text:style-name="T20">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0"/></text:span></text:p>
      <text:p text:style-name="Standard"><text:span text:style-name="_20_Char"><text:span text:style-name="T20">To have your script run on the nodes:</text:span></text:span></text:p>
      <text:list text:style-name="L17">
        <text:list-item>
          <text:p text:style-name="P96"><text:span text:style-name="_20_Char"><text:span text:style-name="T20">Put a copy of your script in /install/postscripts on the xCAT management node. <text:s/>(Make sure it is executable.)</text:span></text:span></text:p>
        </text:list-item>
        <text:list-item>
          <text:p text:style-name="P96"><text:span text:style-name="_20_Char"><text:span text:style-name="T20">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0"/></text:span></text:p>
      <text:p text:style-name="Standard"><text:span text:style-name="_20_Char"><text:span text:style-name="T20"><text:tab/><text:tab/></text:span></text:span><text:span text:style-name="_20_Char"><text:span text:style-name="T22">chdef -t node -o node01 postscripts=foo,bar</text:span></text:span></text:p>
      <text:p text:style-name="Standard"><text:span text:style-name="_20_Char"><text:span text:style-name="T22"/></text:span></text:p>
      <text:p text:style-name="P47"><text:span text:style-name="_20_Char"><text:span text:style-name="T26">The order of the scripts in the list determines the order in which they will be run.</text:span></text:span></text:p>
      <text:p text:style-name="Standard"><text:span text:style-name="_20_Char"><text:span text:style-name="T20"/></text:span></text:p>
      <text:p text:style-name="Standard"><text:span text:style-name="_20_Char"><text:span text:style-name="T20">XCAT also runs some scripts to do default node configuration. <text:s/>You can see what scripts xCAT will run by looking at the “xcatdefaults” entry in the xCAT </text:span></text:span><text:span text:style-name="_20_Char"><text:span text:style-name="T20">“postscripts” database table. ( I.e. Run “tabdump postscripts”.). <text:s/>You can change the default setting by using the xCAT </text:span></text:span><text:span text:style-name="_20_Char"><text:span text:style-name="T21">chtab</text:span></text:span><text:span text:style-name="_20_Char"><text:span text:style-name="T20"> or </text:span></text:span><text:span text:style-name="_20_Char"><text:span text:style-name="T21">tabedit</text:span></text:span><text:span text:style-name="_20_Char"><text:span text:style-name="T20"> command.</text:span></text:span></text:p>
      <text:h text:style-name="Heading_20_2" text:outline-level="2"><text:span text:style-name="_20_Char">Initialize the AIX/NIM diskless nodes</text:span></text:h>
      <text:p text:style-name="Standard"><text:span text:style-name="_20_Char"/></text:p>
      <text:p text:style-name="P15"><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5"><text:span text:style-name="_20_Char"/></text:p>
      <text:p text:style-name="P15"><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5"><text:span text:style-name="_20_Char"/></text:p>
      <text:p text:style-name="P15"><text:span text:style-name="_20_Char"><text:tab/></text:span><text:span text:style-name="_20_Char"><text:span text:style-name="T12">mkdsklsnode </text:span></text:span><text:span text:style-name="_20_Char"><text:span text:style-name="T34">-i </text:span></text:span><text:span text:style-name="_20_Char"><text:span text:style-name="T12">61cosi aixnodes</text:span></text:span></text:p>
      <text:p text:style-name="P47"><text:span text:style-name="_20_Char"><text:span text:style-name="T5"/></text:span></text:p>
      <text:list text:style-name="WW8Num18" text:continue-numbering="true">
        <text:list-item>
          <text:list text:continue-numbering="true">
            <text:list-header>
              <text:p text:style-name="P163"><text:soft-page-break/>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0">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42">lsnim -l node01</text:p>
      <text:p text:style-name="P24"><text:span text:style-name="T2">Note:</text:span> </text:p>
      <text:p text:style-name="P43">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Initiate a network boot</text:h>
      <text:p text:style-name="P17">Initiate a remote network boot request using the xCAT <text:span text:style-name="T2">rnetboot</text:span> command. <text:s/>For example, to initiate a network boot of all nodes in the group “<text:span text:style-name="T5">aixnodes</text:span>” you could issue the following command.</text:p>
      <text:p text:style-name="P46">rnetboot <text:s/>aixnodes</text:p>
      <text:p text:style-name="P45"><text:span text:style-name="T2">Note</text:span>: If you receive timeout errors from the <text:span text:style-name="T2">rnetboot</text:span> command, you may need to increase the default 60-second timeout to a larger value by setting ppctimeout in the site table:</text:p>
      <text:p text:style-name="P37">chdef -t site -o clustersite ppctimeout=180</text:p>
      <text:h text:style-name="Heading_20_2" text:outline-level="2">Verify the deployment</text:h>
      <text:list text:style-name="WW8Num33">
        <text:list-item text:start-value="1">
          <text:p text:style-name="P120">You can open a remote console to monitor the boot progress using the xCAT <text:span text:style-name="T1">rcons</text:span> command. <text:s/>This command requires that you have <text:span text:style-name="T2">conserver</text:span> installed and configured. </text:p>
        </text:list-item>
      </text:list>
      <text:p text:style-name="Text_20_body"><text:tab/>To configure conserver: </text:p>
      <text:p text:style-name="Text_20_body"><text:tab/>Set the “cons” attribute of the node definitions to “hmc”.</text:p>
      <text:p text:style-name="Text_20_body"><text:tab/><text:span text:style-name="T5">chdef -t node -o aixnodes cons=hmc</text:span></text:p>
      <text:list text:style-name="WW8Num33">
        <text:list-header>
          <text:p text:style-name="P120">Run the xCAT command. </text:p>
        </text:list-header>
      </text:list>
      <text:p text:style-name="P36">makeconservercf</text:p>
      <text:p text:style-name="P39">To start a console:</text:p>
      <text:list text:style-name="WW8Num33">
        <text:list-header>
          <text:p text:style-name="P127">rcons node01</text:p>
        </text:list-header>
      </text:list>
      <text:list text:style-name="WW8Num33">
        <text:list-item text:start-value="1">
          <text:p text:style-name="P120">You can use the AIX <text:span text:style-name="kwd"><text:span text:style-name="T1">lsnim</text:span></text:span> command to see the state of the NIM installation for a particular node, by running the following command on the NIM master: </text:p>
          <text:p text:style-name="P130"><text:span text:style-name="T10">lsnim -l &lt;</text:span><text:span text:style-name="var"><text:span text:style-name="T10">clientname&gt;</text:span></text:span></text:p>
        </text:list-item>
        <text:list-item>
          <text:p text:style-name="P120"><text:soft-page-break/>Retry and troubleshooting tips: </text:p>
        </text:list-item>
      </text:list>
      <text:list text:style-name="L18">
        <text:list-item>
          <text:p text:style-name="P137">For p6 lpars, it may be helpful to bring up the HMC web interface in a browser and watch the lpar status and reference codes as the node boots.</text:p>
        </text:list-item>
        <text:list-item>
          <text:p text:style-name="P137">Verify network connections</text:p>
        </text:list-item>
        <text:list-item>
          <text:p text:style-name="P137">If the <text:span text:style-name="T2">rnetboot</text:span> returns “unsuccessful” for a node, verify that bootp and tftp is configured and running properly.</text:p>
        </text:list-item>
        <text:list-item>
          <text:p text:style-name="P152">View <text:span text:style-name="T5">/etc/bootptab</text:span> to make sure an entry exists for the node.</text:p>
        </text:list-item>
        <text:list-item>
          <text:p text:style-name="P152">Verify that the information in /tftpboot/&lt;node&gt;.info is correct.</text:p>
        </text:list-item>
        <text:list-item>
          <text:p text:style-name="P152">Stop and restart inetd:</text:p>
        </text:list-item>
      </text:list>
      <text:p text:style-name="P190">stopsrc -s inetd</text:p>
      <text:p text:style-name="P190">startsrc -s inetd</text:p>
      <text:list text:style-name="L19">
        <text:list-item>
          <text:p text:style-name="P187">Stop and restart tftp:</text:p>
        </text:list-item>
      </text:list>
      <text:p text:style-name="P190">stopsrc -s tftp</text:p>
      <text:p text:style-name="P190">startsrc -s tftp</text:p>
      <text:list text:style-name="L19">
        <text:list-item text:start-value="1">
          <text:p text:style-name="P187"/>
        </text:list-item>
      </text:list>
      <text:list text:style-name="L18">
        <text:list-item text:start-value="1">
          <text:p text:style-name="P137">Verify NFS is running properly and mounts can be performed with this NFS server:</text:p>
        </text:list-item>
        <text:list-item>
          <text:p text:style-name="P152">View <text:span text:style-name="T5">/etc/exports</text:span> for correct mount information. <text:s/></text:p>
        </text:list-item>
        <text:list-item>
          <text:p text:style-name="P152">Run the <text:span text:style-name="T2">showmount</text:span> and <text:span text:style-name="T2">exportfs</text:span> commands. </text:p>
        </text:list-item>
        <text:list-item>
          <text:p text:style-name="P152">Stop and restart the NFS and related daemons:</text:p>
        </text:list-item>
      </text:list>
      <text:p text:style-name="P198">stopsrc -g nfs</text:p>
      <text:p text:style-name="P198">startsrc -g nfs</text:p>
      <text:list text:style-name="L18">
        <text:list-item text:start-value="1">
          <text:p text:style-name="P160">Attempt to mount a file system from another system on the network.</text:p>
        </text:list-item>
        <text:list-item>
          <text:p text:style-name="P144">If the <text:span text:style-name="T2">rnetboot</text:span> operation is successful, but <text:span text:style-name="T2">lsnim</text:span> shows that the node is stuck at one of the netboot phases, you may need to redo your NIM definitions. <text:s/>Try the “short” approach first:</text:p>
        </text:list-item>
      </text:list>
      <text:p text:style-name="P36">nim -F -o reset node01</text:p>
      <text:p text:style-name="P36">nim -o dkls_init node01</text:p>
      <text:p text:style-name="P36">rnetboot -f node01</text:p>
      <text:list text:style-name="L18">
        <text:list-item text:start-value="1">
          <text:p text:style-name="P144">If that doesn't work, you may need to delete the entire client definition from NIM and recreate it:</text:p>
        </text:list-item>
      </text:list>
      <text:p text:style-name="P36">nim -F -o reset node01</text:p>
      <text:p text:style-name="P36">nim -o deallocate -a root=root -a paging=paging -a dump=dump -a spot=61cosi node01</text:p>
      <text:p text:style-name="P36">nim -o remove node01</text:p>
      <text:p text:style-name="P36">mkdsklsnode -i 61cosi node01</text:p>
      <text:p text:style-name="P36">rnetboot -f node01</text:p>
      <text:h text:style-name="Heading_20_1" text:outline-level="1" text:is-list-header="true"><text:soft-page-break/></text:h>
      <text:h text:style-name="Heading_20_1" text:outline-level="1"><text:s/>Contents of xCATaixSN.bnd and xCATaixSSH.bnd</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47"># Software needed for the xCAT on AIX Service Nodes</text:p>
      <text:p text:style-name="Standard"/>
      <text:p text:style-name="P47"># installp packages</text:p>
      <text:p text:style-name="P47">I:openssl.base</text:p>
      <text:p text:style-name="P47">I:openssl.license</text:p>
      <text:p text:style-name="P47">I:bos.sysmgt.nim.master</text:p>
      <text:p text:style-name="P47"/>
      <text:p text:style-name="P47"># RPMs</text:p>
      <text:p text:style-name="P47">R:bash-3.2-1.aix5.2.ppc.rpm</text:p>
      <text:p text:style-name="P47">R:conserver-8.1.16-2.aix5.3.ppc.rpm</text:p>
      <text:p text:style-name="P47">R:expect-5.42.1-3.aix5.1.ppc.rpm</text:p>
      <text:p text:style-name="P47">R:fping-2.4b2_to-1.aix5.3.ppc.rpm</text:p>
      <text:p text:style-name="P47">R:perl-DBI-1.55-1.aix5.3.ppc.rpm</text:p>
      <text:p text:style-name="P47">R:perl-Digest-MD5-2.36-1.aix5.3.ppc.rpm</text:p>
      <text:p text:style-name="P47">R:perl-Expect-1.21-1.aix5.3.ppc.rpm</text:p>
      <text:p text:style-name="P47">R:perl-IO-Socket-SSL-1.06-1.aix5.3.ppc.rpm</text:p>
      <text:p text:style-name="P47">R:perl-IO-Stty-.02-1.aix5.3.ppc.rpm</text:p>
      <text:p text:style-name="P47">R:perl-IO-Tty-1.07-1.aix5.3.ppc.rpm</text:p>
      <text:p text:style-name="P47">R:perl-Net_SSLeay.pm-1.30-1.aix5.3.ppc.rpm</text:p>
      <text:p text:style-name="P47">R:perl-Net-Telnet-3.03-1.2.aix5.3.ppc.rpm</text:p>
      <text:p text:style-name="P47">R:tcl-8.4.7-3.aix5.1.ppc.rpm</text:p>
      <text:p text:style-name="P47">R:tk-8.4.7-3.aix5.1.ppc.rpm</text:p>
      <text:p text:style-name="P47">R:perl-xCAT-2.2*</text:p>
      <text:p text:style-name="P47">R:xCAT-client-2.2*</text:p>
      <text:p text:style-name="P47">R:xCAT-server-2.2*</text:p>
      <text:p text:style-name="P47">R:xCAT-rmc-2.2*</text:p>
      <text:p text:style-name="P47">R:perl-DBD-SQLite-1.13-1.aix5.3.ppc.rpm</text:p>
      <text:p text:style-name="P47">R:net-snmp-5.4.2.1-1.aix5.3.ppc.rpm</text:p>
      <text:p text:style-name="P47">R:net-snmp-devel-5.4.2.1-1.aix5.3.ppc.rpm</text:p>
      <text:p text:style-name="P47">R:net-snmp-perl-5.4.2.1-1.aix5.3.ppc.rpm</text:p>
      <text:p text:style-name="P47"/>
      <text:p text:style-name="P47"><text:soft-page-break/># optional</text:p>
      <text:p text:style-name="P47">R:perl-DBD-mysql-4.007-1.aix5.3.ppc.rpm</text:p>
      <text:p text:style-name="P47">R:xcat-mysql-5.0-1.aix5.3.ppc.rpm</text:p>
      <text:p text:style-name="P47"/>
      <text:h text:style-name="Heading_20_2" text:outline-level="2"><text:s/>xCATaixSSH.bnd</text:h>
      <text:p text:style-name="P47"># bundle file for openssh - installp package from AIX</text:p>
      <text:p text:style-name="P47"># <text:s text:c="6"/>Note - openssl must be installed before openssh</text:p>
      <text:p text:style-name="P47"/>
      <text:p text:style-name="P47">I:openssh.base</text:p>
      <text:p text:style-name="P47">I:openssh.license</text:p>
      <text:p text:style-name="P47">I:openssh.man.en_US</text:p>
      <text:p text:style-name="P47">I:openssh.msg.en_US</text:p>
      <text:p text:style-name="P47">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4-08T16:49:15</dc:date>
    <meta:print-date>2008-06-30T12:21:55</meta:print-date>
    <meta:editing-cycles>398</meta:editing-cycles>
    <meta:editing-duration>P7DT9H1M54S</meta:editing-duration>
    <meta:user-defined meta:name="Info 1"/>
    <meta:user-defined meta:name="Info 2"/>
    <meta:user-defined meta:name="Info 3"/>
    <meta:user-defined meta:name="Info 4"/>
    <meta:document-statistic meta:table-count="0" meta:image-count="0" meta:object-count="0" meta:page-count="28" meta:paragraph-count="572" meta:word-count="8462" meta:character-count="50020"/>
  </office:meta>
</office:document-meta>
</file>